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automatic-styles>
    <style:style style:name="co1" style:family="table-column">
      <style:table-column-properties fo:break-before="auto" style:column-width="1.699cm"/>
    </style:style>
    <style:style style:name="co2" style:family="table-column">
      <style:table-column-properties fo:break-before="auto" style:column-width="3.09cm"/>
    </style:style>
    <style:style style:name="co3" style:family="table-column">
      <style:table-column-properties fo:break-before="auto" style:column-width="1.783cm"/>
    </style:style>
    <style:style style:name="co4" style:family="table-column">
      <style:table-column-properties fo:break-before="auto" style:column-width="2.415cm"/>
    </style:style>
    <style:style style:name="co5" style:family="table-column">
      <style:table-column-properties fo:break-before="auto" style:column-width="2.154cm"/>
    </style:style>
    <style:style style:name="co6" style:family="table-column">
      <style:table-column-properties fo:break-before="auto" style:column-width="3.655cm"/>
    </style:style>
    <style:style style:name="co7" style:family="table-column">
      <style:table-column-properties fo:break-before="auto" style:column-width="3.874cm"/>
    </style:style>
    <style:style style:name="ro1" style:family="table-row">
      <style:table-row-properties style:row-height="0.487cm" fo:break-before="auto" style:use-optimal-row-height="true"/>
    </style:style>
    <style:style style:name="ro2" style:family="table-row">
      <style:table-row-properties style:row-height="0.582cm" fo:break-before="auto" style:use-optimal-row-height="false"/>
    </style:style>
    <style:style style:name="ro3" style:family="table-row">
      <style:table-row-properties style:row-height="0.556cm" fo:break-before="auto" style:use-optimal-row-height="false"/>
    </style:style>
    <style:style style:name="ro4" style:family="table-row">
      <style:table-row-properties style:row-height="0.526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563cm" fo:break-before="auto" style:use-optimal-row-height="false"/>
    </style:style>
    <style:style style:name="ro7" style:family="table-row">
      <style:table-row-properties style:row-height="6.687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612cm" fo:break-before="auto" style:use-optimal-row-height="true"/>
    </style:style>
    <style:style style:name="ta1" style:family="table" style:master-page-name="PageStyle_5f_Stats_20_and_20_Profs.">
      <style:table-properties table:display="true" style:writing-mode="lr-tb"/>
    </style:style>
    <style:style style:name="ta2" style:family="table" style:master-page-name="PageStyle_5f_Inventory_2c__20_Features_20_and_20_Traits">
      <style:table-properties table:display="true" style:writing-mode="lr-tb"/>
    </style:style>
    <style:style style:name="ta3" style:family="table" style:master-page-name="PageStyle_5f_Spellcasting">
      <style:table-properties table:display="true" style:writing-mode="lr-tb"/>
    </style:style>
    <style:style style:name="ta4" style:family="table" style:master-page-name="PageStyle_5f_Backstory._20_Allies_20_and_20_Treasure">
      <style:table-properties table:display="true" style:writing-mode="lr-tb"/>
    </style:style>
    <style:style style:name="ta5" style:family="table" style:master-page-name="PageStyle_5f_Backing_20_Sheet">
      <style:table-properties table:display="true" style:writing-mode="lr-tb"/>
    </style:style>
    <style:style style:name="ta6" style:family="table" style:master-page-name="PageStyle_5f_Reference">
      <style:table-properties table:display="true" style:writing-mode="lr-tb"/>
    </style:style>
    <style:style style:name="ce22" style:family="table-cell" style:parent-style-name="Default">
      <style:table-cell-properties fo:background-color="#ffffff"/>
    </style:style>
    <style:style style:name="ce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size-complex="2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1" style:family="table-cell" style:parent-style-name="Default" style:data-style-name="N0">
      <style:table-cell-properties fo:border-bottom="0.74pt soli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soli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style>
    <style:style style:name="ce3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5" style:base-cell-address="'Stats and Profs.'.B10"/>
    </style:style>
    <style:style style:name="ce3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8" style:base-cell-address="'Stats and Profs.'.B15"/>
    </style:style>
    <style:style style:name="ce3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9" style:base-cell-address="'Stats and Profs.'.B20"/>
    </style:style>
    <style:style style:name="ce4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7" style:base-cell-address="'Stats and Profs.'.B25"/>
    </style:style>
    <style:style style:name="ce4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6" style:base-cell-address="'Stats and Profs.'.B30"/>
    </style:style>
    <style:style style:name="ce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43"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top"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7f7f7f"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5001"/>
          <loext:transformation loext:type="lumoff" loext:value="4999"/>
        </loext:char-complex-color>
      </style:text-properties>
      <style:map style:condition="cell-content()&gt;0" style:apply-style-name="ConditionalStyle_5f_4" style:base-cell-address="'Stats and Profs.'.B35"/>
    </style:style>
    <style:style style:name="ce5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1.76pt solid #7f7f7f" style:direction="ltr" style:rotation-angle="0" style:rotation-align="none" style:shrink-to-fit="false" style:vertical-align="bottom"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css3t:text-justify="auto" fo:margin-left="0cm" style:writing-mode="page"/>
    </style:style>
    <style:style style:name="ce56" style:family="table-cell" style:parent-style-name="Default" style:data-style-name="N119">
      <style:table-cell-properties fo:background-color="#ffffff" style:cell-protect="protected" style:print-content="true" style:diagonal-bl-tr="none" style:diagonal-tl-br="none" style:text-align-source="fix" style:repeat-content="false" fo:wrap-option="no-wrap" fo:border="1.76pt solid #7f7f7f" style:direction="ltr" style:rotation-angle="0" style:rotation-align="none" style:shrink-to-fit="false" style:vertical-align="middle" loext:vertical-justify="auto">
        <loext:border-bottom-complex-color loext:theme-type="dark1" loext:color-type="theme">
          <loext:transformation loext:type="lummod" loext:value="5001"/>
          <loext:transformation loext:type="lumoff" loext:value="4999"/>
        </loext:border-bottom-complex-color>
        <loext:border-left-complex-color loext:theme-type="dark1" loext:color-type="theme">
          <loext:transformation loext:type="lummod" loext:value="5001"/>
          <loext:transformation loext:type="lumoff" loext:value="4999"/>
        </loext:border-left-complex-color>
        <loext:border-right-complex-color loext:theme-type="dark1" loext:color-type="theme">
          <loext:transformation loext:type="lummod" loext:value="5001"/>
          <loext:transformation loext:type="lumoff" loext:value="4999"/>
        </loext:border-right-complex-color>
        <loext:border-top-complex-color loext:theme-type="dark1" loext:color-type="theme">
          <loext:transformation loext:type="lummod" loext:value="5001"/>
          <loext:transformation loext:type="lumoff" loext:value="4999"/>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1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76"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265cm" style:writing-mode="page"/>
      <style:text-properties fo:color="#a6a6a6"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light1" loext:color-type="theme">
          <loext:transformation loext:type="lummod" loext:value="6500"/>
        </loext:char-complex-color>
      </style:text-properties>
    </style:style>
    <style:style style:name="ce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solid #7f7f7f" style:direction="ltr" fo:border-right="none" style:rotation-angle="0" style:rotation-align="none" style:shrink-to-fit="false" fo:border-top="none" style:vertical-align="middle" loext:vertical-justify="auto">
        <loext:border-left-complex-color loext:theme-type="dark1" loext:color-type="theme">
          <loext:transformation loext:type="lummod" loext:value="5001"/>
          <loext:transformation loext:type="lumoff" loext:value="4999"/>
        </loext:border-lef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89"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style:text-properties>
      <style:map style:condition="cell-content()&gt;0" style:apply-style-name="ConditionalStyle_5f_3" style:base-cell-address="'Stats and Profs.'.E11"/>
    </style:style>
    <style:style style:name="ce62"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3"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99"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0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4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7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1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4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style>
    <style:style style:name="ce17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81"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80"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8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css3t:text-justify="auto" fo:margin-left="0cm" style:writing-mode="page"/>
    </style:style>
    <style:style style:name="ce18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529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8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8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bf0041"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18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style:text-properties>
      <style:map style:condition="cell-content()&gt;0" style:apply-style-name="ConditionalStyle_5f_2" style:base-cell-address="'Stats and Profs.'.J7"/>
    </style:style>
    <style:style style:name="ce19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4"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dott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map style:condition="cell-content()&gt;0" style:apply-style-name="ConditionalStyle_5f_1" style:base-cell-address="'Stats and Profs.'.J26"/>
    </style:style>
    <style:style style:name="ce19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9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style:text-properties>
    </style:style>
    <style:style style:name="ce19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style:use-window-font-color="true"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99" style:family="table-cell" style:parent-style-name="Default" style:data-style-name="N149">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20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20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0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11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08"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09"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css3t:text-justify="auto" fo:margin-left="0cm" style:writing-mode="page"/>
    </style:style>
    <style:style style:name="ce210"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11"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bottom" loext:vertical-justify="auto">
        <loext:border-top-complex-color loext:theme-type="light1" loext:color-type="theme">
          <loext:transformation loext:type="lummod" loext:value="8500"/>
        </loext:border-top-complex-color>
      </style:table-cell-properties>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3"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794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d9d9d9" style:border-line-width-top="0.018cm 0.026cm 0.018cm" style:vertical-align="middle"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loext:border-bottom-complex-color loext:theme-type="light1" loext:color-type="theme">
          <loext:transformation loext:type="lummod" loext:value="8500"/>
        </loext:border-bottom-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1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top"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top" loext:vertical-justify="auto">
        <loext:border-right-complex-color loext:theme-type="light1" loext:color-type="theme">
          <loext:transformation loext:type="lummod" loext:value="8500"/>
        </loext:border-right-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2"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css3t:text-justify="auto" fo:margin-left="0cm" style:writing-mode="page"/>
    </style:style>
    <style:style style:name="ce223"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css3t:text-justify="auto" fo:margin-left="0cm" style:writing-mode="page"/>
    </style:style>
    <style:style style:name="ce1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ff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00a933"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32" style:family="table-cell" style:parent-style-name="Default">
      <style:table-cell-properties fo:background-color="#ffffff" fo:wrap-option="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4"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11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0.74pt fine-dashed #d9d9d9" style:direction="ltr" style:rotation-angle="0" style:rotation-align="none" style:shrink-to-fit="false"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none" style:vertical-align="bottom" loext:vertical-justify="auto">
        <loext:border-right-complex-color loext:theme-type="light1" loext:color-type="theme">
          <loext:transformation loext:type="lummod" loext:value="8500"/>
        </loext:border-righ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39" style:family="table-cell" style:parent-style-name="Default" style:data-style-name="N15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end"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0"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1"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1.76pt double-thin #d9d9d9" style:border-line-width-top="0.018cm 0.026cm 0.018cm"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J$7]" style:apply-style-name="ConditionalStyle_5f_10" style:base-cell-address="'Inventory, Features and Traits'.I7"/>
    </style:style>
    <style:style style:name="ce24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bottom"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3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3" style:family="table-cell" style:parent-style-name="Default" style:data-style-name="N15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Liberation Serif"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46"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1.76pt double-thin #d9d9d9" style:border-line-width-left="0.018cm 0.026cm 0.018cm" style:direction="ltr" fo:border-right="0.74pt dotted #d9d9d9"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1.76pt double-thin #d9d9d9" style:border-line-width-top="0.018cm 0.026cm 0.018cm"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48"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4"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0"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wrap" fo:border-left="0.74pt dotted #d9d9d9" style:direction="ltr" fo:border-right="1.76pt double-thin #d9d9d9" style:border-line-width-right="0.018cm 0.026cm 0.018cm"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1"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265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52"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dott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3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bottom"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1.76pt double-thin #d9d9d9" style:border-line-width-right="0.018cm 0.026cm 0.018cm" style:rotation-angle="0" style:rotation-align="none" style:shrink-to-fit="false" fo:border-top="0.74pt dotted #d9d9d9" style:vertical-align="bottom"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5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5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59"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5"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0.74pt dott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size-complex="9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dotted #d9d9d9" style:vertical-align="bottom" loext:vertical-justify="auto">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147"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595959"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6501"/>
          <loext:transformation loext:type="lumoff" loext:value="3499"/>
        </loext:char-complex-color>
      </style:text-properties>
    </style:style>
    <style:style style:name="ce26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none"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49" style:family="table-cell" style:parent-style-name="Default" style:data-style-name="N0">
      <style:table-cell-properties fo:border-bottom="0.74pt dotted #d9d9d9"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15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26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6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none" style:direction="ltr" fo:border-right="1.76pt double-thin #d9d9d9" style:border-line-width-right="0.018cm 0.026cm 0.018cm" style:rotation-angle="0" style:rotation-align="none" style:shrink-to-fit="false" fo:border-top="0.74pt dotted #d9d9d9" style:vertical-align="bottom" loext:vertical-justify="auto">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6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C29]" style:apply-style-name="ConditionalStyle_5f_19" style:base-cell-address="Spellcasting.E29"/>
    </style:style>
    <style:style style:name="ce271"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4"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7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8"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7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12]" style:apply-style-name="ConditionalStyle_5f_18" style:base-cell-address="Spellcasting.K12"/>
    </style:style>
    <style:style style:name="ce28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I29]" style:apply-style-name="ConditionalStyle_5f_17" style:base-cell-address="Spellcasting.K29"/>
    </style:style>
    <style:style style:name="ce287"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8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29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295"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1.76pt double-thin #d9d9d9" style:border-line-width="0.018cm 0.026cm 0.018cm" style:direction="ltr" style:rotation-angle="0" style:rotation-align="none" style:shrink-to-fit="false"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265cm" style:writing-mode="page"/>
      <style:text-properties fo:color="#595959"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6501"/>
          <loext:transformation loext:type="lumoff" loext:value="3499"/>
        </loext:char-complex-color>
      </style:text-properties>
      <style:map style:condition="cell-content()&gt;0" style:apply-style-name="ConditionalStyle_5f_20" style:base-cell-address="Spellcasting.P7"/>
    </style:style>
    <style:style style:name="ce29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29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12]" style:apply-style-name="ConditionalStyle_5f_16" style:base-cell-address="Spellcasting.Q12"/>
    </style:style>
    <style:style style:name="ce30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O29]" style:apply-style-name="ConditionalStyle_5f_15" style:base-cell-address="Spellcasting.Q29"/>
    </style:style>
    <style:style style:name="ce305"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6"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7"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08"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0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0"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1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12]" style:apply-style-name="ConditionalStyle_5f_14" style:base-cell-address="Spellcasting.W12"/>
    </style:style>
    <style:style style:name="ce31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U29]" style:apply-style-name="ConditionalStyle_5f_13" style:base-cell-address="Spellcasting.W29"/>
    </style:style>
    <style:style style:name="ce319"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0"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1"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2"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none" style:vertical-align="middle" loext:vertical-justify="auto">
        <loext:border-left-complex-color loext:theme-type="light1" loext:color-type="theme">
          <loext:transformation loext:type="lummod" loext:value="8500"/>
        </loext:border-left-complex-color>
      </style:table-cell-properties>
      <style:paragraph-properties fo:text-align="center" css3t:text-justify="auto" fo:margin-left="0cm" style:writing-mode="page"/>
    </style:style>
    <style:style style:name="ce323" style:family="table-cell" style:parent-style-name="Default" style:data-style-name="N0">
      <style:table-cell-properties fo:border-bottom="none"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4"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none" style:rotation-angle="0" style:rotation-align="none" style:shrink-to-fit="false" fo:border-top="0.74pt dott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style>
    <style:style style:name="ce325"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6"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27"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8"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29"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12]" style:apply-style-name="ConditionalStyle_5f_12" style:base-cell-address="Spellcasting.AC12"/>
    </style:style>
    <style:style style:name="ce33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32"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map style:condition="cell-content()&gt;[.AA29]" style:apply-style-name="ConditionalStyle_5f_11" style:base-cell-address="Spellcasting.AC29"/>
    </style:style>
    <style:style style:name="ce340"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1"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1.76pt double-thin #d9d9d9" style:border-line-width-left="0.018cm 0.026cm 0.018cm" style:direction="ltr" fo:border-right="0.74pt fine-dashed #d9d9d9"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2"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3"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1.76pt double-thin #d9d9d9" style:border-line-width-top="0.018cm 0.026cm 0.018cm"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4" style:family="table-cell" style:parent-style-name="Default" style:data-style-name="N0">
      <style:table-cell-properties fo:border-bottom="0.74pt fine-dashed #d9d9d9" fo:background-color="#ffffff" style:cell-protect="protected" style:print-content="true" style:diagonal-bl-tr="none" style:diagonal-tl-br="none" style:text-align-source="fix" style:repeat-content="false" fo:wrap-option="no-wrap" fo:border-left="0.74pt fine-dashed #d9d9d9" style:direction="ltr" fo:border-right="1.76pt double-thin #d9d9d9" style:border-line-width-right="0.018cm 0.026cm 0.018cm" style:rotation-angle="0" style:rotation-align="none" style:shrink-to-fit="false" fo:border-top="0.74pt fine-dashed #d9d9d9" style:vertical-align="middle" loext:vertical-justify="auto">
        <loext:border-bottom-complex-color loext:theme-type="light1" loext:color-type="theme">
          <loext:transformation loext:type="lummod" loext:value="8500"/>
        </loext:border-bottom-complex-color>
        <loext:border-left-complex-color loext:theme-type="light1" loext:color-type="theme">
          <loext:transformation loext:type="lummod" loext:value="8500"/>
        </loext:border-left-complex-color>
        <loext:border-right-complex-color loext:theme-type="light1" loext:color-type="theme">
          <loext:transformation loext:type="lummod" loext:value="8500"/>
        </loext:border-right-complex-color>
        <loext:border-top-complex-color loext:theme-type="light1" loext:color-type="theme">
          <loext:transformation loext:type="lummod" loext:value="8500"/>
        </loext:border-top-complex-color>
      </style:table-cell-properties>
      <style:paragraph-properties fo:text-align="start" css3t:text-justify="auto" fo:margin-left="0cm" style:writing-mode="page"/>
      <style:text-properties fo:color="#40404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75" style:family="table-cell" style:parent-style-name="Default" style:data-style-name="N0">
      <style:table-cell-properties fo:border-bottom="1.76pt double-thin #d9d9d9" style:border-line-width-bottom="0.018cm 0.026cm 0.018cm"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fine-dashed #d9d9d9" style:vertical-align="bottom" loext:vertical-justify="auto">
        <loext:border-bottom-complex-color loext:theme-type="light1" loext:color-type="theme">
          <loext:transformation loext:type="lummod" loext:value="8500"/>
        </loext:border-bottom-complex-color>
        <loext:border-top-complex-color loext:theme-type="light1" loext:color-type="theme">
          <loext:transformation loext:type="lummod" loext:value="8500"/>
        </loext:border-top-complex-color>
      </style:table-cell-properties>
      <style:paragraph-properties fo:text-align="center" css3t:text-justify="auto" fo:margin-left="0cm" style:writing-mode="page"/>
      <style:text-properties fo:color="#404040" style:text-outline="false" style:text-line-through-style="none" style:text-line-through-type="none" style:font-name="Calibri" fo:font-size="6pt" fo:font-style="normal" fo:text-shadow="none" style:text-underline-style="none" fo:font-weight="normal" style:font-size-asian="6pt" style:font-style-asian="normal" style:font-weight-asian="normal" style:font-size-complex="6pt" style:font-style-complex="normal" style:font-weight-complex="normal">
        <loext:char-complex-color loext:theme-type="dark1" loext:color-type="theme">
          <loext:transformation loext:type="lummod" loext:value="7501"/>
          <loext:transformation loext:type="lumoff" loext:value="2499"/>
        </loext:char-complex-color>
      </style:text-properties>
    </style:style>
    <style:style style:name="ce346" style:family="table-cell" style:parent-style-name="Default" style:data-style-name="N0">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347" style:family="table-cell" style:parent-style-name="Default" style:data-style-name="N0">
      <style:table-cell-properties fo:background-color="#ffffff"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529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T1" style:family="text">
      <style:text-properties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Reference.$E$3:.$E$11])" table:allow-empty-cell="true" table:display-list="unsorted" table:base-cell-address="Reference.B7">
          <table:help-message table:display="true"/>
          <table:error-message table:message-type="stop" table:display="true"/>
        </table:content-validation>
      </table:content-validations>
      <table:table table:name="Stats and Profs." table:style-name="ta1">
        <office:forms form:automatic-focus="false" form:apply-design-mode="false"/>
        <table:table-column table:style-name="co1" table:number-columns-repeated="5" table:default-cell-style-name="ce22"/>
        <table:table-column table:style-name="co2" table:default-cell-style-name="ce62"/>
        <table:table-column table:style-name="co1" table:number-columns-repeated="16378" table:default-cell-style-name="ce22"/>
        <table:table-row table:style-name="ro1">
          <table:table-cell table:number-columns-repeated="16384"/>
        </table:table-row>
        <table:table-row table:style-name="ro1">
          <table:table-cell/>
          <table:table-cell table:style-name="ce2" office:value-type="string" calcext:value-type="string" table:number-columns-spanned="5" table:number-rows-spanned="2">
            <text:p>Richter “RIKU” Marcellus</text:p>
          </table:table-cell>
          <table:covered-table-cell table:number-columns-repeated="4" table:style-name="ce2"/>
          <table:table-cell/>
          <table:table-cell table:style-name="ce33" office:value-type="string" calcext:value-type="string" table:number-columns-spanned="2" table:number-rows-spanned="1">
            <text:p>Artificer/Wizard</text:p>
          </table:table-cell>
          <table:covered-table-cell table:style-name="ce33"/>
          <table:table-cell table:style-name="ce187" office:value-type="float" office:value="6" calcext:value-type="float">
            <text:p>6</text:p>
          </table:table-cell>
          <table:table-cell/>
          <table:table-cell table:style-name="ce99" office:value-type="string" calcext:value-type="string" table:number-columns-spanned="3" table:number-rows-spanned="1">
            <text:p>Sage (Cobalt Scholar)</text:p>
          </table:table-cell>
          <table:covered-table-cell table:number-columns-repeated="2" table:style-name="ce33"/>
          <table:table-cell/>
          <table:table-cell table:style-name="ce99" office:value-type="string" calcext:value-type="string" table:number-columns-spanned="3" table:number-rows-spanned="1">
            <text:p>AnekinRed</text:p>
          </table:table-cell>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99" office:value-type="string" calcext:value-type="string" table:number-columns-spanned="3" table:number-rows-spanned="1">
            <text:p>Custom Lineage</text:p>
          </table:table-cell>
          <table:covered-table-cell table:number-columns-repeated="2" table:style-name="ce33"/>
          <table:table-cell/>
          <table:table-cell table:style-name="ce99" office:value-type="string" calcext:value-type="string" table:number-columns-spanned="3" table:number-rows-spanned="1">
            <text:p>Lawful Evil</text:p>
          </table:table-cell>
          <table:covered-table-cell table:number-columns-repeated="2" table:style-name="ce33"/>
          <table:table-cell/>
          <table:table-cell table:style-name="ce99" office:value-type="string" calcext:value-type="string" table:number-columns-spanned="3" table:number-rows-spanned="1">
            <text:p>Milestone</text:p>
          </table:table-cell>
          <table:covered-table-cell table:number-columns-repeated="2" table:style-name="ce33"/>
          <table:table-cell/>
          <table:table-cell office:value-type="string" calcext:value-type="string">
            <text:p>Exhaustion </text:p>
          </table:table-cell>
          <table:table-cell office:value-type="float" office:value="1" calcext:value-type="float">
            <text:p>1</text:p>
          </table:table-cell>
          <table:table-cell table:number-columns-repeated="16363"/>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16368"/>
        </table:table-row>
        <table:table-row table:style-name="ro1">
          <table:table-cell table:number-columns-repeated="16384"/>
        </table:table-row>
        <table:table-row table:style-name="ro2">
          <table:table-cell/>
          <table:table-cell table:style-name="ce30" office:value-type="string" calcext:value-type="string">
            <text:p>Strength</text:p>
          </table:table-cell>
          <table:table-cell/>
          <table:table-cell table:style-name="ce55"/>
          <table:table-cell table:style-name="ce23" office:value-type="string" calcext:value-type="string" table:number-columns-spanned="2" table:number-rows-spanned="1">
            <text:p>Inspiration</text:p>
          </table:table-cell>
          <table:covered-table-cell table:style-name="ce23"/>
          <table:table-cell/>
          <table:table-cell table:style-name="ce104" office:value-type="float" office:value="18" calcext:value-type="float" table:number-columns-spanned="1" table:number-rows-spanned="2">
            <text:p>18</text:p>
          </table:table-cell>
          <table:table-cell/>
          <table:table-cell table:style-name="ce188" table:formula="of:=INDEX([$'Backing Sheet'.$C$3:.$C$8];MATCH(&quot;Dexterity&quot;;[$'Backing Sheet'.$A$3:.$A$8];0))" office:value-type="float" office:value="2" calcext:value-type="float" table:number-columns-spanned="1" table:number-rows-spanned="2">
            <text:p>2</text:p>
          </table:table-cell>
          <table:table-cell/>
          <table:table-cell table:style-name="ce199" office:value-type="float" office:value="30" calcext:value-type="float" table:number-columns-spanned="1" table:number-rows-spanned="2">
            <text:p>30 ft.</text:p>
          </table:table-cell>
          <table:table-cell/>
          <table:table-cell table:style-name="ce110" office:value-type="string" calcext:value-type="string" table:number-columns-spanned="5" table:number-rows-spanned="5">
            <text:p>Richter is a man of Focus, Determination and Dedication for </text:p>
            <text:p>The study of graviturgy. Who cares for little else but his craft and closest allies.</text:p>
            <text:p>He is exceedingly curious and always wants to know more.</text:p>
            <text:p>Is generally respectfull of others and tries to be kind but might not always get it through.</text:p>
            <text:p/>
          </table:table-cell>
          <table:covered-table-cell table:number-columns-repeated="4" table:style-name="ce87"/>
          <table:table-cell/>
          <table:table-cell table:style-name="ce208"/>
          <table:table-cell table:style-name="ce210"/>
          <table:table-cell table:style-name="ce214" table:formula="of:=10+[.$E$30]" office:value-type="float" office:value="9" calcext:value-type="float" table:number-columns-spanned="1" table:number-rows-spanned="2">
            <text:p>9</text:p>
          </table:table-cell>
          <table:table-cell table:style-name="ce210"/>
          <table:table-cell table:style-name="ce222"/>
          <table:table-cell table:number-columns-repeated="16360"/>
        </table:table-row>
        <table:table-row table:style-name="ro3">
          <table:table-cell/>
          <table:table-cell table:style-name="ce31" office:value-type="float" office:value="12" calcext:value-type="float" table:number-columns-spanned="1" table:number-rows-spanned="2">
            <text:p>12</text:p>
          </table:table-cell>
          <table:table-cell table:number-columns-repeated="5"/>
          <table:covered-table-cell table:style-name="ce104"/>
          <table:table-cell/>
          <table:covered-table-cell table:style-name="ce189"/>
          <table:table-cell/>
          <table:covered-table-cell table:style-name="ce199"/>
          <table:table-cell/>
          <table:covered-table-cell table:number-columns-repeated="5" table:style-name="ce87"/>
          <table:table-cell/>
          <table:table-cell table:style-name="ce209"/>
          <table:table-cell table:style-name="ce211"/>
          <table:covered-table-cell table:style-name="ce214"/>
          <table:table-cell/>
          <table:table-cell table:style-name="ce223"/>
          <table:table-cell table:number-columns-repeated="16360"/>
        </table:table-row>
        <table:table-row table:style-name="ro3">
          <table:table-cell/>
          <table:covered-table-cell table:style-name="ce31"/>
          <table:table-cell/>
          <table:table-cell table:style-name="ce56" table:formula="of:=2+ROUNDDOWN([.J2]/5;0)" office:value-type="float" office:value="3" calcext:value-type="float">
            <text:p>+3</text:p>
          </table:table-cell>
          <table:table-cell table:style-name="ce23" office:value-type="string" calcext:value-type="string" table:number-columns-spanned="2" table:number-rows-spanned="1">
            <text:p>Proficiency Bonus</text:p>
          </table:table-cell>
          <table:covered-table-cell table:style-name="ce23"/>
          <table:table-cell/>
          <table:table-cell table:style-name="ce44" office:value-type="string" calcext:value-type="string">
            <text:p>Armour Class</text:p>
          </table:table-cell>
          <table:table-cell/>
          <table:table-cell table:style-name="ce44" office:value-type="string" calcext:value-type="string">
            <text:p>Initiative</text:p>
          </table:table-cell>
          <table:table-cell/>
          <table:table-cell table:style-name="ce44" office:value-type="string" calcext:value-type="string">
            <text:p>Speed</text:p>
          </table:table-cell>
          <table:table-cell/>
          <table:covered-table-cell table:number-columns-repeated="5" table:style-name="ce87"/>
          <table:table-cell/>
          <table:table-cell table:style-name="ce72"/>
          <table:table-cell table:style-name="ce82"/>
          <table:table-cell table:style-name="ce215" office:value-type="string" calcext:value-type="string">
            <text:p>PASSIVE PERCEPTION</text:p>
          </table:table-cell>
          <table:table-cell table:style-name="ce82"/>
          <table:table-cell table:style-name="ce105"/>
          <table:table-cell table:number-columns-repeated="16360"/>
        </table:table-row>
        <table:table-row table:style-name="ro4">
          <table:table-cell/>
          <table:table-cell table:style-name="ce34" table:formula="of:=[$'Backing Sheet'.C3]" office:value-type="float" office:value="1" calcext:value-type="float">
            <text:p>1</text:p>
          </table:table-cell>
          <table:table-cell table:number-columns-repeated="11"/>
          <table:covered-table-cell table:number-columns-repeated="5" table:style-name="ce87"/>
          <table:table-cell table:number-columns-repeated="16366"/>
        </table:table-row>
        <table:table-row table:style-name="ro4">
          <table:table-cell/>
          <table:table-cell table:style-name="ce34"/>
          <table:table-cell/>
          <table:table-cell table:style-name="ce61" office:value-type="float" office:value="0" calcext:value-type="float">
            <text:p>0</text:p>
          </table:table-cell>
          <table:table-cell table:style-name="ce81" table:formula="of:=INDEX([$'Backing Sheet'.$C$3:.$C$8];MATCH([.$F11];[$'Backing Sheet'.$A$3:.$A$8];0))+IF([.$D11]&gt;=1;[.$D$9]*[.$D11];0)" office:value-type="float" office:value="1" calcext:value-type="float">
            <text:p>1</text:p>
          </table:table-cell>
          <table:table-cell table:style-name="ce93" office:value-type="string" calcext:value-type="string">
            <text:p>Strength</text:p>
          </table:table-cell>
          <table:table-cell/>
          <table:table-cell table:style-name="ce45" office:value-type="string" calcext:value-type="string" table:number-columns-spanned="2" table:number-rows-spanned="1">
            <text:p>Hit Point Maximum</text:p>
          </table:table-cell>
          <table:covered-table-cell table:style-name="ce45"/>
          <table:table-cell table:style-name="ce190" office:value-type="float" office:value="36" calcext:value-type="float" table:number-columns-spanned="3" table:number-rows-spanned="1">
            <text:p>36</text:p>
          </table:table-cell>
          <table:covered-table-cell table:number-columns-repeated="2" table:style-name="ce190"/>
          <table:table-cell/>
          <table:covered-table-cell table:number-columns-repeated="5" table:style-name="ce87"/>
          <table:table-cell/>
          <table:table-cell table:style-name="ce208"/>
          <table:table-cell table:style-name="ce212" office:value-type="string" calcext:value-type="string">
            <text:p>Weapons:</text:p>
          </table:table-cell>
          <table:table-cell table:style-name="ce217" office:value-type="string" calcext:value-type="string" table:number-columns-spanned="3" table:number-rows-spanned="5">
            <text:p>Firearms (At DM’s discretion)</text:p>
            <text:p>Simple weapons</text:p>
          </table:table-cell>
          <table:covered-table-cell table:number-columns-repeated="2" table:style-name="ce102"/>
          <table:table-cell table:number-columns-repeated="16360"/>
        </table:table-row>
        <table:table-row table:style-name="ro3">
          <table:table-cell/>
          <table:table-cell table:style-name="ce35" office:value-type="string" calcext:value-type="string">
            <text:p>Dexterity</text:p>
          </table:table-cell>
          <table:table-cell/>
          <table:table-cell table:style-name="ce70" office:value-type="float" office:value="0" calcext:value-type="float">
            <text:p>0</text:p>
          </table:table-cell>
          <table:table-cell table:style-name="ce89" table:formula="of:=INDEX([$'Backing Sheet'.$C$3:.$C$8];MATCH([.$F12];[$'Backing Sheet'.$A$3:.$A$8];0))+IF([.$D12]&gt;=1;[.$D$9]*[.$D12];0)" office:value-type="float" office:value="2" calcext:value-type="float">
            <text:p>2</text:p>
          </table:table-cell>
          <table:table-cell table:style-name="ce97" office:value-type="string" calcext:value-type="string">
            <text:p>Dexterity</text:p>
          </table:table-cell>
          <table:table-cell/>
          <table:table-cell table:style-name="ce175" office:value-type="float" office:value="6" calcext:value-type="float" table:number-columns-spanned="5" table:number-rows-spanned="2">
            <text:p>6</text:p>
          </table:table-cell>
          <table:covered-table-cell table:number-columns-repeated="4" table:style-name="ce175"/>
          <table:table-cell/>
          <table:table-cell table:style-name="ce72"/>
          <table:table-cell table:style-name="ce82"/>
          <table:table-cell table:style-name="ce94" office:value-type="string" calcext:value-type="string">
            <text:p>PERSONALITY TRAITS</text:p>
          </table:table-cell>
          <table:table-cell table:style-name="ce82"/>
          <table:table-cell table:style-name="ce105"/>
          <table:table-cell/>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table-cell table:style-name="ce70" office:value-type="float" office:value="1" calcext:value-type="float">
            <text:p>1</text:p>
          </table:table-cell>
          <table:table-cell table:style-name="ce89" table:formula="of:=INDEX([$'Backing Sheet'.$C$3:.$C$8];MATCH([.$F13];[$'Backing Sheet'.$A$3:.$A$8];0))+IF([.$D13]&gt;=1;[.$D$9]*[.$D13];0)" office:value-type="float" office:value="5" calcext:value-type="float">
            <text:p>5</text:p>
          </table:table-cell>
          <table:table-cell table:style-name="ce97" office:value-type="string" calcext:value-type="string">
            <text:p>Constitution</text:p>
          </table:table-cell>
          <table:table-cell/>
          <table:covered-table-cell table:number-columns-repeated="5" table:style-name="ce17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covered-table-cell table:style-name="ce31"/>
          <table:table-cell/>
          <table:table-cell table:style-name="ce70" office:value-type="float" office:value="1" calcext:value-type="float">
            <text:p>1</text:p>
          </table:table-cell>
          <table:table-cell table:style-name="ce89" table:formula="of:=INDEX([$'Backing Sheet'.$C$3:.$C$8];MATCH([.$F14];[$'Backing Sheet'.$A$3:.$A$8];0))+IF([.$D14]&gt;=1;[.$D$9]*[.$D14];0)" office:value-type="float" office:value="8" calcext:value-type="float">
            <text:p>8</text:p>
          </table:table-cell>
          <table:table-cell table:style-name="ce97" office:value-type="string" calcext:value-type="string">
            <text:p>Intelligence</text:p>
          </table:table-cell>
          <table:table-cell/>
          <table:table-cell table:style-name="ce72"/>
          <table:table-cell table:style-name="ce82"/>
          <table:table-cell table:style-name="ce94" office:value-type="string" calcext:value-type="string">
            <text:p>CURRENT HIT POINTS</text:p>
          </table:table-cell>
          <table:table-cell table:style-name="ce82"/>
          <table:table-cell table:style-name="ce105"/>
          <table:table-cell table:number-columns-repeated="7"/>
          <table:table-cell table:style-name="ce209"/>
          <table:table-cell table:style-name="ce213"/>
          <table:covered-table-cell table:number-columns-repeated="3" table:style-name="ce102"/>
          <table:table-cell table:number-columns-repeated="16360"/>
        </table:table-row>
        <table:table-row table:style-name="ro5">
          <table:table-cell/>
          <table:table-cell table:style-name="ce36" table:formula="of:=[$'Backing Sheet'.C4]" office:value-type="float" office:value="2" calcext:value-type="float">
            <text:p>2</text:p>
          </table:table-cell>
          <table:table-cell/>
          <table:table-cell table:style-name="ce70" office:value-type="float" office:value="0" calcext:value-type="float">
            <text:p>0</text:p>
          </table:table-cell>
          <table:table-cell table:style-name="ce89" table:formula="of:=INDEX([$'Backing Sheet'.$C$3:.$C$8];MATCH([.$F15];[$'Backing Sheet'.$A$3:.$A$8];0))+IF([.$D15]&gt;=1;[.$D$9]*[.$D15];0)" office:value-type="float" office:value="-1" calcext:value-type="float">
            <text:p>-1</text:p>
          </table:table-cell>
          <table:table-cell table:style-name="ce97" office:value-type="string" calcext:value-type="string">
            <text:p>Wisdom</text:p>
          </table:table-cell>
          <table:table-cell table:number-columns-repeated="7"/>
          <table:table-cell table:style-name="ce110" office:value-type="string" calcext:value-type="string" table:number-columns-spanned="5" table:number-rows-spanned="5">
            <text:p>He’s got a strong moral code which he strictly ad-hears to. </text:p>
            <text:p>Innocents and allies must remain safe and treated well. </text:p>
            <text:p>Generally avoid unnecessary confrontation and resolve things peacefully, </text:p>
            <text:p>however violence is sometimes necessary. </text:p>
            <text:p>Shitlisters must die at earliest convenience. </text:p>
            <text:p>XL Shitlisters must suffer the most agonising death imaginable.</text:p>
            <text:p/>
            <text:p/>
          </table:table-cell>
          <table:covered-table-cell table:number-columns-repeated="4" table:style-name="ce87"/>
          <table:table-cell/>
          <table:table-cell table:style-name="ce209"/>
          <table:table-cell table:style-name="ce213"/>
          <table:covered-table-cell table:number-columns-repeated="3" table:style-name="ce102"/>
          <table:table-cell table:number-columns-repeated="16360"/>
        </table:table-row>
        <table:table-row table:style-name="ro3">
          <table:table-cell/>
          <table:table-cell table:style-name="ce36"/>
          <table:table-cell/>
          <table:table-cell table:style-name="ce70" office:value-type="float" office:value="0" calcext:value-type="float">
            <text:p>0</text:p>
          </table:table-cell>
          <table:table-cell table:style-name="ce89" table:formula="of:=INDEX([$'Backing Sheet'.$C$3:.$C$8];MATCH([.$F16];[$'Backing Sheet'.$A$3:.$A$8];0))+IF([.$D16]&gt;=1;[.$D$9]*[.$D16];0)" office:value-type="float" office:value="1" calcext:value-type="float">
            <text:p>1</text:p>
          </table:table-cell>
          <table:table-cell table:style-name="ce97" office:value-type="string" calcext:value-type="string">
            <text:p>Charisma</text:p>
          </table:table-cell>
          <table:table-cell/>
          <table:table-cell table:style-name="ce104" table:number-columns-spanned="5" table:number-rows-spanned="3"/>
          <table:covered-table-cell table:number-columns-repeated="4" table:style-name="ce104"/>
          <table:table-cell/>
          <table:covered-table-cell table:number-columns-repeated="5" table:style-name="ce87"/>
          <table:table-cell/>
          <table:table-cell table:style-name="ce209"/>
          <table:table-cell table:style-name="ce213" office:value-type="string" calcext:value-type="string">
            <text:p>Armour:</text:p>
          </table:table-cell>
          <table:table-cell table:style-name="ce220" office:value-type="string" calcext:value-type="string" table:number-columns-spanned="3" table:number-rows-spanned="5">
            <text:p>Light armour, Medium armour, </text:p>
            <text:p>Shields</text:p>
          </table:table-cell>
          <table:covered-table-cell table:number-columns-repeated="2" table:style-name="ce106"/>
          <table:table-cell table:number-columns-repeated="16360"/>
        </table:table-row>
        <table:table-row table:style-name="ro3">
          <table:table-cell/>
          <table:table-cell table:style-name="ce35" office:value-type="string" calcext:value-type="string">
            <text:p>Constitution</text:p>
          </table:table-cell>
          <table:table-cell/>
          <table:table-cell table:style-name="ce18" office:value-type="string" calcext:value-type="string" table:number-columns-spanned="3" table:number-rows-spanned="1">
            <text:p>SAVING THROWS</text:p>
          </table:table-cell>
          <table:covered-table-cell table:number-columns-repeated="2" table:style-name="ce18"/>
          <table:table-cell/>
          <table:covered-table-cell table:number-columns-repeated="5" table:style-name="ce1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14" calcext:value-type="float" table:number-columns-spanned="1" table:number-rows-spanned="2">
            <text:p>14</text:p>
          </table:table-cell>
          <table:table-cell table:number-columns-repeated="5"/>
          <table:covered-table-cell table:number-columns-repeated="5" table:style-name="ce1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4" office:value-type="float" office:value="0" calcext:value-type="float">
            <text:p>0</text:p>
          </table:table-cell>
          <table:table-cell table:style-name="ce81" table:formula="of:=INDEX([$'Backing Sheet'.$C$3:.$C$8];MATCH(INDEX([$Reference.$B$3:.$B$20];MATCH(LEFT([.$F19];LEN([.$F19])-6);[$Reference.$A$3:.$A$20];0));[$'Backing Sheet'.$A$3:.$A$8];0))+IF([.$D19]&gt;=1;[.$D$9]*[.$D19];0)" office:value-type="float" office:value="2" calcext:value-type="float">
            <text:p>2</text:p>
          </table:table-cell>
          <table:table-cell table:style-name="ce93" office:value-type="string" calcext:value-type="string">
            <text:p>Acrobatics (Dex)</text:p>
          </table:table-cell>
          <table:table-cell/>
          <table:table-cell table:style-name="ce72"/>
          <table:table-cell table:style-name="ce82"/>
          <table:table-cell table:style-name="ce94" office:value-type="string" calcext:value-type="string">
            <text:p>TEMPORARY HIT POINTS</text:p>
          </table:table-cell>
          <table:table-cell table:style-name="ce82"/>
          <table:table-cell table:style-name="ce105"/>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formula="of:=[$'Backing Sheet'.C5]" office:value-type="float" office:value="2" calcext:value-type="float">
            <text:p>2</text:p>
          </table:table-cell>
          <table:table-cell/>
          <table:table-cell table:style-name="ce75" office:value-type="float" office:value="0" calcext:value-type="float">
            <text:p>0</text:p>
          </table:table-cell>
          <table:table-cell table:style-name="ce89" table:formula="of:=INDEX([$'Backing Sheet'.$C$3:.$C$8];MATCH(INDEX([$Reference.$B$3:.$B$20];MATCH(LEFT([.$F20];LEN([.$F20])-6);[$Reference.$A$3:.$A$20];0));[$'Backing Sheet'.$A$3:.$A$8];0))+IF([.$D20]&gt;=1;[.$D$9]*[.$D20];0)" office:value-type="float" office:value="-1" calcext:value-type="float">
            <text:p>-1</text:p>
          </table:table-cell>
          <table:table-cell table:style-name="ce97" office:value-type="string" calcext:value-type="string">
            <text:p>Animal Handling (Wis)</text:p>
          </table:table-cell>
          <table:table-cell table:number-columns-repeated="7"/>
          <table:table-cell table:style-name="ce72"/>
          <table:table-cell table:style-name="ce82"/>
          <table:table-cell table:style-name="ce94" office:value-type="string" calcext:value-type="string">
            <text:p>IDEAL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39"/>
          <table:table-cell/>
          <table:table-cell table:style-name="ce75" office:value-type="float" office:value="1" calcext:value-type="float">
            <text:p>1</text:p>
          </table:table-cell>
          <table:table-cell table:style-name="ce89" table:formula="of:=INDEX([$'Backing Sheet'.$C$3:.$C$8];MATCH(INDEX([$Reference.$B$3:.$B$20];MATCH(LEFT([.$F21];LEN([.$F21])-6);[$Reference.$A$3:.$A$20];0));[$'Backing Sheet'.$A$3:.$A$8];0))+IF([.$D21]&gt;=1;[.$D$9]*[.$D21];0)" office:value-type="float" office:value="8" calcext:value-type="float">
            <text:p>8</text:p>
          </table:table-cell>
          <table:table-cell table:style-name="ce97" office:value-type="string" calcext:value-type="string">
            <text:p>Arcana (Int)</text:p>
          </table:table-cell>
          <table:table-cell/>
          <table:table-cell table:style-name="ce177" office:value-type="string" calcext:value-type="string">
            <text:p>Total</text:p>
          </table:table-cell>
          <table:table-cell table:style-name="ce184" office:value-type="string" calcext:value-type="string">
            <text:p>1d8+4d6</text:p>
          </table:table-cell>
          <table:table-cell/>
          <table:table-cell table:style-name="ce195" office:value-type="string" calcext:value-type="string">
            <text:p>Successes</text:p>
          </table:table-cell>
          <table:table-cell table:style-name="ce201" office:value-type="float" office:value="0" calcext:value-type="float">
            <text:p>0</text:p>
          </table:table-cell>
          <table:table-cell table:number-columns-repeated="7"/>
          <table:table-cell table:style-name="ce209"/>
          <table:table-cell table:style-name="ce213" office:value-type="string" calcext:value-type="string">
            <text:p>Tools:</text:p>
          </table:table-cell>
          <table:table-cell table:style-name="ce220" office:value-type="string" calcext:value-type="string" table:number-columns-spanned="3" table:number-rows-spanned="5">
            <text:p>Jewler’s tools, Tinkerers tools,</text:p>
            <text:p>Thieves tools</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Intelligence</text:p>
          </table:table-cell>
          <table:table-cell/>
          <table:table-cell table:style-name="ce75" office:value-type="float" office:value="0" calcext:value-type="float">
            <text:p>0</text:p>
          </table:table-cell>
          <table:table-cell table:style-name="ce89" table:formula="of:=INDEX([$'Backing Sheet'.$C$3:.$C$8];MATCH(INDEX([$Reference.$B$3:.$B$20];MATCH(LEFT([.$F22];LEN([.$F22])-6);[$Reference.$A$3:.$A$20];0));[$'Backing Sheet'.$A$3:.$A$8];0))+IF([.$D22]&gt;=1;[.$D$9]*[.$D22];0)" office:value-type="float" office:value="1" calcext:value-type="float">
            <text:p>1</text:p>
          </table:table-cell>
          <table:table-cell table:style-name="ce97" office:value-type="string" calcext:value-type="string">
            <text:p>Athletics (Str)</text:p>
          </table:table-cell>
          <table:table-cell/>
          <table:table-cell table:style-name="ce49" office:value-type="string" calcext:value-type="string" table:number-columns-spanned="2" table:number-rows-spanned="1">
            <text:p>1d6</text:p>
          </table:table-cell>
          <table:covered-table-cell table:style-name="ce49"/>
          <table:table-cell/>
          <table:table-cell table:style-name="ce196" office:value-type="string" calcext:value-type="string">
            <text:p>Failures</text:p>
          </table:table-cell>
          <table:table-cell table:style-name="ce202" office:value-type="float" office:value="0" calcext:value-type="float">
            <text:p>0</text:p>
          </table:table-cell>
          <table:table-cell table:number-columns-repeated="7"/>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20" calcext:value-type="float" table:number-columns-spanned="1" table:number-rows-spanned="2">
            <text:p>20</text:p>
          </table:table-cell>
          <table:table-cell/>
          <table:table-cell table:style-name="ce75" office:value-type="float" office:value="1" calcext:value-type="float">
            <text:p>1</text:p>
          </table:table-cell>
          <table:table-cell table:style-name="ce89" table:formula="of:=INDEX([$'Backing Sheet'.$C$3:.$C$8];MATCH(INDEX([$Reference.$B$3:.$B$20];MATCH(LEFT([.$F23];LEN([.$F23])-6);[$Reference.$A$3:.$A$20];0));[$'Backing Sheet'.$A$3:.$A$8];0))+IF([.$D23]&gt;=1;[.$D$9]*[.$D23];0)" office:value-type="float" office:value="4" calcext:value-type="float">
            <text:p>4</text:p>
          </table:table-cell>
          <table:table-cell table:style-name="ce97" office:value-type="string" calcext:value-type="string">
            <text:p>Deception (Cha)</text:p>
          </table:table-cell>
          <table:table-cell/>
          <table:table-cell table:style-name="ce44" office:value-type="string" calcext:value-type="string" table:number-columns-spanned="2" table:number-rows-spanned="1">
            <text:p>HIT DICE</text:p>
          </table:table-cell>
          <table:covered-table-cell table:style-name="ce44"/>
          <table:table-cell/>
          <table:table-cell table:style-name="ce44" office:value-type="string" calcext:value-type="string" table:number-columns-spanned="2" table:number-rows-spanned="1">
            <text:p>DEATH SAVES</text:p>
          </table:table-cell>
          <table:covered-table-cell table:style-name="ce44"/>
          <table:table-cell/>
          <table:table-cell table:style-name="ce87" office:value-type="string" calcext:value-type="string" table:number-columns-spanned="5" table:number-rows-spanned="5">
            <text:p>The party – decent enough people to be relatively happy to see</text:p>
            <text:p>The Orcs or Fertilizers as he calls them – actively wants to hunt down and make as many suffer as possible.</text:p>
            <text:p>The nobles – so far hasn’t had cause to want them immediately dead but he wouldn’t lift a finger for them.</text:p>
          </table:table-cell>
          <table:covered-table-cell table:number-columns-repeated="4"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1" calcext:value-type="float">
            <text:p>1</text:p>
          </table:table-cell>
          <table:table-cell table:style-name="ce89" table:formula="of:=INDEX([$'Backing Sheet'.$C$3:.$C$8];MATCH(INDEX([$Reference.$B$3:.$B$20];MATCH(LEFT([.$F24];LEN([.$F24])-6);[$Reference.$A$3:.$A$20];0));[$'Backing Sheet'.$A$3:.$A$8];0))+IF([.$D24]&gt;=1;[.$D$9]*[.$D24];0)" office:value-type="float" office:value="8" calcext:value-type="float">
            <text:p>8</text:p>
          </table:table-cell>
          <table:table-cell table:style-name="ce97" office:value-type="string" calcext:value-type="string">
            <text:p>History (Int)</text:p>
          </table:table-cell>
          <table:table-cell table:number-columns-repeated="7"/>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formula="of:=[$'Backing Sheet'.C6]" office:value-type="float" office:value="5" calcext:value-type="float">
            <text:p>5</text:p>
          </table:table-cell>
          <table:table-cell/>
          <table:table-cell table:style-name="ce75" office:value-type="float" office:value="0" calcext:value-type="float">
            <text:p>0</text:p>
          </table:table-cell>
          <table:table-cell table:style-name="ce89" table:formula="of:=INDEX([$'Backing Sheet'.$C$3:.$C$8];MATCH(INDEX([$Reference.$B$3:.$B$20];MATCH(LEFT([.$F25];LEN([.$F25])-6);[$Reference.$A$3:.$A$20];0));[$'Backing Sheet'.$A$3:.$A$8];0))+IF([.$D25]&gt;=1;[.$D$9]*[.$D25];0)" office:value-type="float" office:value="-1" calcext:value-type="float">
            <text:p>-1</text:p>
          </table:table-cell>
          <table:table-cell table:style-name="ce97" office:value-type="string" calcext:value-type="string">
            <text:p>Insight (Wis)</text:p>
          </table:table-cell>
          <table:table-cell/>
          <table:table-cell table:style-name="ce179" office:value-type="string" calcext:value-type="string" table:number-columns-spanned="2" table:number-rows-spanned="1">
            <text:p>NAME</text:p>
          </table:table-cell>
          <table:covered-table-cell table:style-name="ce185"/>
          <table:table-cell table:style-name="ce193" office:value-type="string" calcext:value-type="string">
            <text:p>ATK BONUS</text:p>
          </table:table-cell>
          <table:table-cell table:style-name="ce197" office:value-type="string" calcext:value-type="string" table:number-columns-spanned="2" table:number-rows-spanned="1">
            <text:p>DAMAGE/TYPE</text:p>
          </table:table-cell>
          <table:covered-table-cell table:style-name="ce203"/>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0"/>
          <table:table-cell/>
          <table:table-cell table:style-name="ce75" office:value-type="float" office:value="0" calcext:value-type="float">
            <text:p>0</text:p>
          </table:table-cell>
          <table:table-cell table:style-name="ce89" table:formula="of:=INDEX([$'Backing Sheet'.$C$3:.$C$8];MATCH(INDEX([$Reference.$B$3:.$B$20];MATCH(LEFT([.$F26];LEN([.$F26])-6);[$Reference.$A$3:.$A$20];0));[$'Backing Sheet'.$A$3:.$A$8];0))+IF([.$D26]&gt;=1;[.$D$9]*[.$D26];0)" office:value-type="float" office:value="1" calcext:value-type="float">
            <text:p>1</text:p>
          </table:table-cell>
          <table:table-cell table:style-name="ce97" office:value-type="string" calcext:value-type="string">
            <text:p>Intimidation (Cha)</text:p>
          </table:table-cell>
          <table:table-cell/>
          <table:table-cell table:style-name="ce181" office:value-type="string" calcext:value-type="string" table:number-columns-spanned="2" table:number-rows-spanned="1">
            <text:p>Crossbow Light 80ft(32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8+2 Piercing</text:p>
          </table:table-cell>
          <table:covered-table-cell table:style-name="ce204"/>
          <table:table-cell/>
          <table:covered-table-cell table:number-columns-repeated="5" table:style-name="ce87"/>
          <table:table-cell/>
          <table:table-cell table:style-name="ce209"/>
          <table:table-cell table:style-name="ce213" office:value-type="string" calcext:value-type="string">
            <text:p>Vehicles:</text:p>
          </table:table-cell>
          <table:table-cell table:style-name="ce106" table:number-columns-spanned="3" table:number-rows-spanned="5"/>
          <table:covered-table-cell table:number-columns-repeated="2" table:style-name="ce106"/>
          <table:table-cell table:number-columns-repeated="16360"/>
        </table:table-row>
        <table:table-row table:style-name="ro4">
          <table:table-cell/>
          <table:table-cell table:style-name="ce35" office:value-type="string" calcext:value-type="string">
            <text:p>Wisdom</text:p>
          </table:table-cell>
          <table:table-cell/>
          <table:table-cell table:style-name="ce75" office:value-type="float" office:value="1" calcext:value-type="float">
            <text:p>1</text:p>
          </table:table-cell>
          <table:table-cell table:style-name="ce89" table:formula="of:=INDEX([$'Backing Sheet'.$C$3:.$C$8];MATCH(INDEX([$Reference.$B$3:.$B$20];MATCH(LEFT([.$F27];LEN([.$F27])-6);[$Reference.$A$3:.$A$20];0));[$'Backing Sheet'.$A$3:.$A$8];0))+IF([.$D27]&gt;=1;[.$D$9]*[.$D27];0)" office:value-type="float" office:value="8" calcext:value-type="float">
            <text:p>8</text:p>
          </table:table-cell>
          <table:table-cell table:style-name="ce97" office:value-type="string" calcext:value-type="string">
            <text:p>Investigation (Int)</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covered-table-cell table:number-columns-repeated="5" table:style-name="ce87"/>
          <table:table-cell/>
          <table:table-cell table:style-name="ce209"/>
          <table:table-cell table:style-name="ce213"/>
          <table:covered-table-cell table:number-columns-repeated="3" table:style-name="ce106"/>
          <table:table-cell table:number-columns-repeated="16360"/>
        </table:table-row>
        <table:table-row table:style-name="ro5">
          <table:table-cell/>
          <table:table-cell table:style-name="ce31" office:value-type="float" office:value="8" calcext:value-type="float" table:number-columns-spanned="1" table:number-rows-spanned="2">
            <text:p>8</text:p>
          </table:table-cell>
          <table:table-cell/>
          <table:table-cell table:style-name="ce75" office:value-type="float" office:value="0" calcext:value-type="float">
            <text:p>0</text:p>
          </table:table-cell>
          <table:table-cell table:style-name="ce89" table:formula="of:=INDEX([$'Backing Sheet'.$C$3:.$C$8];MATCH(INDEX([$Reference.$B$3:.$B$20];MATCH(LEFT([.$F28];LEN([.$F28])-6);[$Reference.$A$3:.$A$20];0));[$'Backing Sheet'.$A$3:.$A$8];0))+IF([.$D28]&gt;=1;[.$D$9]*[.$D28];0)" office:value-type="float" office:value="-1" calcext:value-type="float">
            <text:p>-1</text:p>
          </table:table-cell>
          <table:table-cell table:style-name="ce97" office:value-type="string" calcext:value-type="string">
            <text:p>Medicine (Wis)</text:p>
          </table:table-cell>
          <table:table-cell/>
          <table:table-cell table:style-name="ce181" office:value-type="string" calcext:value-type="string" table:number-columns-spanned="2" table:number-rows-spanned="1">
            <text:p>Dagger 20ft(60ft)</text:p>
          </table:table-cell>
          <table:covered-table-cell table:style-name="ce186"/>
          <table:table-cell table:style-name="ce194" office:value-type="float" office:value="5" calcext:value-type="float">
            <text:p>5</text:p>
          </table:table-cell>
          <table:table-cell table:style-name="ce198" office:value-type="string" calcext:value-type="string" table:number-columns-spanned="2" table:number-rows-spanned="1">
            <text:p>1d4+2 Piercing</text:p>
          </table:table-cell>
          <table:covered-table-cell table:style-name="ce204"/>
          <table:table-cell/>
          <table:table-cell table:style-name="ce72"/>
          <table:table-cell table:style-name="ce82"/>
          <table:table-cell table:style-name="ce94" office:value-type="string" calcext:value-type="string">
            <text:p>BONDS</text:p>
          </table:table-cell>
          <table:table-cell table:style-name="ce82"/>
          <table:table-cell table:style-name="ce105"/>
          <table:table-cell/>
          <table:table-cell table:style-name="ce209"/>
          <table:table-cell table:style-name="ce213"/>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29];LEN([.$F29])-6);[$Reference.$A$3:.$A$20];0));[$'Backing Sheet'.$A$3:.$A$8];0))+IF([.$D29]&gt;=1;[.$D$9]*[.$D29];0)" office:value-type="float" office:value="5" calcext:value-type="float">
            <text:p>5</text:p>
          </table:table-cell>
          <table:table-cell table:style-name="ce97" office:value-type="string" calcext:value-type="string">
            <text:p>Nature (Int)</text:p>
          </table:table-cell>
          <table:table-cell/>
          <table:table-cell table:style-name="ce181" office:value-type="string" calcext:value-type="string" table:number-columns-spanned="2" table:number-rows-spanned="1">
            <text:p>Thorn Whip 30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2d6 Pierc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4">
          <table:table-cell/>
          <table:table-cell table:style-name="ce41" table:formula="of:=[$'Backing Sheet'.C7]"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0];LEN([.$F30])-6);[$Reference.$A$3:.$A$20];0));[$'Backing Sheet'.$A$3:.$A$8];0))+IF([.$D30]&gt;=1;[.$D$9]*[.$D30];0)" office:value-type="float" office:value="-1" calcext:value-type="float">
            <text:p>-1</text:p>
          </table:table-cell>
          <table:table-cell table:style-name="ce97" office:value-type="string" calcext:value-type="string">
            <text:p>Perception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4" calcext:value-type="float">
            <text:p>4</text:p>
          </table:table-cell>
          <table:table-cell table:style-name="ce198" office:value-type="string" calcext:value-type="string" table:number-columns-spanned="2" table:number-rows-spanned="1">
            <text:p>2 Bludgeoning</text:p>
          </table:table-cell>
          <table:covered-table-cell table:style-name="ce204"/>
          <table:table-cell table:number-columns-repeated="7"/>
          <table:table-cell table:style-name="ce209"/>
          <table:table-cell table:style-name="ce213"/>
          <table:covered-table-cell table:number-columns-repeated="3" table:style-name="ce106"/>
          <table:table-cell table:number-columns-repeated="16360"/>
        </table:table-row>
        <table:table-row table:style-name="ro1">
          <table:table-cell/>
          <table:table-cell table:style-name="ce41"/>
          <table:table-cell/>
          <table:table-cell table:style-name="ce75" office:value-type="float" office:value="0" calcext:value-type="float">
            <text:p>0</text:p>
          </table:table-cell>
          <table:table-cell table:style-name="ce89" table:formula="of:=INDEX([$'Backing Sheet'.$C$3:.$C$8];MATCH(INDEX([$Reference.$B$3:.$B$20];MATCH(LEFT([.$F31];LEN([.$F31])-6);[$Reference.$A$3:.$A$20];0));[$'Backing Sheet'.$A$3:.$A$8];0))+IF([.$D31]&gt;=1;[.$D$9]*[.$D31];0)" office:value-type="float" office:value="1" calcext:value-type="float">
            <text:p>1</text:p>
          </table:table-cell>
          <table:table-cell table:style-name="ce97" office:value-type="string" calcext:value-type="string">
            <text:p>Performance (Cha)</text:p>
          </table:table-cell>
          <table:table-cell/>
          <table:table-cell table:style-name="ce181" office:value-type="string" calcext:value-type="string" table:number-columns-spanned="2" table:number-rows-spanned="1">
            <text:p>Magic missile 120ft</text:p>
          </table:table-cell>
          <table:covered-table-cell table:style-name="ce186"/>
          <table:table-cell table:style-name="ce194" office:value-type="string" calcext:value-type="string">
            <text:p>Always hits</text:p>
          </table:table-cell>
          <table:table-cell table:style-name="ce198" office:value-type="string" calcext:value-type="string" table:number-columns-spanned="2" table:number-rows-spanned="1">
            <text:p>3x 1d4+1 force</text:p>
          </table:table-cell>
          <table:covered-table-cell table:style-name="ce204"/>
          <table:table-cell/>
          <table:table-cell table:style-name="ce110" office:value-type="string" calcext:value-type="string" table:number-columns-spanned="5" table:number-rows-spanned="5">
            <text:p>He’s extremely tunnel-visioned on his goals and research. </text:p>
            <text:p>Generally remains composed and respectful, however if anyone insults his research he will be mad at them and will rebuttal and talk down to them no matter their status.</text:p>
            <text:p>Can get rather unhinged du ring combat and relishes in his power.</text:p>
            <text:p>Can be unnecessarily cruel to enemies or people on the shitlists, and will be unnecessarily brutal or humiliating during battle.</text:p>
            <text:p/>
          </table:table-cell>
          <table:covered-table-cell table:number-columns-repeated="4" table:style-name="ce87"/>
          <table:table-cell/>
          <table:table-cell table:style-name="ce209"/>
          <table:table-cell table:style-name="ce213" office:value-type="string" calcext:value-type="string">
            <text:p>Languages:</text:p>
          </table:table-cell>
          <table:table-cell table:style-name="ce106" office:value-type="string" calcext:value-type="string" table:number-columns-spanned="3" table:number-rows-spanned="5">
            <text:p>Common, Deep speech, Orc</text:p>
          </table:table-cell>
          <table:covered-table-cell table:number-columns-repeated="2" table:style-name="ce106"/>
          <table:table-cell table:number-columns-repeated="16360"/>
        </table:table-row>
        <table:table-row table:style-name="ro4">
          <table:table-cell/>
          <table:table-cell table:style-name="ce35" office:value-type="string" calcext:value-type="string">
            <text:p>Charisma</text:p>
          </table:table-cell>
          <table:table-cell/>
          <table:table-cell table:style-name="ce75" office:value-type="float" office:value="0" calcext:value-type="float">
            <text:p>0</text:p>
          </table:table-cell>
          <table:table-cell table:style-name="ce89" table:formula="of:=INDEX([$'Backing Sheet'.$C$3:.$C$8];MATCH(INDEX([$Reference.$B$3:.$B$20];MATCH(LEFT([.$F32];LEN([.$F32])-6);[$Reference.$A$3:.$A$20];0));[$'Backing Sheet'.$A$3:.$A$8];0))+IF([.$D32]&gt;=1;[.$D$9]*[.$D32];0)" office:value-type="float" office:value="1" calcext:value-type="float">
            <text:p>1</text:p>
          </table:table-cell>
          <table:table-cell table:style-name="ce97" office:value-type="string" calcext:value-type="string">
            <text:p>Persuasion (Cha)</text:p>
          </table:table-cell>
          <table:table-cell/>
          <table:table-cell table:style-name="ce181" office:value-type="string" calcext:value-type="string" table:number-columns-spanned="2" table:number-rows-spanned="1">
            <text:p>Magnify Gravity 60ft 10ftS</text:p>
          </table:table-cell>
          <table:covered-table-cell table:style-name="ce186"/>
          <table:table-cell table:style-name="ce194" office:value-type="string" calcext:value-type="string">
            <text:p>Con save</text:p>
          </table:table-cell>
          <table:table-cell table:style-name="ce198" office:value-type="string" calcext:value-type="string" table:number-columns-spanned="2" table:number-rows-spanned="1">
            <text:p>2d8 force + half speed</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5">
          <table:table-cell/>
          <table:table-cell table:style-name="ce31" office:value-type="float" office:value="13" calcext:value-type="float" table:number-columns-spanned="1" table:number-rows-spanned="2">
            <text:p>13</text:p>
          </table:table-cell>
          <table:table-cell/>
          <table:table-cell table:style-name="ce75" office:value-type="float" office:value="1" calcext:value-type="float">
            <text:p>1</text:p>
          </table:table-cell>
          <table:table-cell table:style-name="ce89" table:formula="of:=INDEX([$'Backing Sheet'.$C$3:.$C$8];MATCH(INDEX([$Reference.$B$3:.$B$20];MATCH(LEFT([.$F33];LEN([.$F33])-6);[$Reference.$A$3:.$A$20];0));[$'Backing Sheet'.$A$3:.$A$8];0))+IF([.$D33]&gt;=1;[.$D$9]*[.$D33];0)" office:value-type="float" office:value="8" calcext:value-type="float">
            <text:p>8</text:p>
          </table:table-cell>
          <table:table-cell table:style-name="ce97" office:value-type="string" calcext:value-type="string">
            <text:p>Religion (Int)</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6" calcext:value-type="float">
            <text:p>6</text:p>
          </table:table-cell>
          <table:table-cell table:style-name="ce198" office:value-type="string" calcext:value-type="string" table:number-columns-spanned="2" table:number-rows-spanned="1">
            <text:p>5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5">
          <table:table-cell/>
          <table:covered-table-cell table:style-name="ce31"/>
          <table:table-cell/>
          <table:table-cell table:style-name="ce75" office:value-type="float" office:value="0" calcext:value-type="float">
            <text:p>0</text:p>
          </table:table-cell>
          <table:table-cell table:style-name="ce89" table:formula="of:=INDEX([$'Backing Sheet'.$C$3:.$C$8];MATCH(INDEX([$Reference.$B$3:.$B$20];MATCH(LEFT([.$F34];LEN([.$F34])-6);[$Reference.$A$3:.$A$20];0));[$'Backing Sheet'.$A$3:.$A$8];0))+IF([.$D34]&gt;=1;[.$D$9]*[.$D34];0)" office:value-type="float" office:value="2" calcext:value-type="float">
            <text:p>2</text:p>
          </table:table-cell>
          <table:table-cell table:style-name="ce97" office:value-type="string" calcext:value-type="string">
            <text:p>Sleight of Hand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7" calcext:value-type="float">
            <text:p>7</text:p>
          </table:table-cell>
          <table:table-cell table:style-name="ce198" office:value-type="string" calcext:value-type="string" table:number-columns-spanned="2" table:number-rows-spanned="1">
            <text:p>6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6">
          <table:table-cell/>
          <table:table-cell table:style-name="ce42" table:formula="of:=[$'Backing Sheet'.C8]" office:value-type="float" office:value="1" calcext:value-type="float">
            <text:p>1</text:p>
          </table:table-cell>
          <table:table-cell/>
          <table:table-cell table:style-name="ce75" office:value-type="float" office:value="0" calcext:value-type="float">
            <text:p>0</text:p>
          </table:table-cell>
          <table:table-cell table:style-name="ce89" table:formula="of:=INDEX([$'Backing Sheet'.$C$3:.$C$8];MATCH(INDEX([$Reference.$B$3:.$B$20];MATCH(LEFT([.$F35];LEN([.$F35])-6);[$Reference.$A$3:.$A$20];0));[$'Backing Sheet'.$A$3:.$A$8];0))+IF([.$D35]&gt;=1;[.$D$9]*[.$D35];0)" office:value-type="float" office:value="2" calcext:value-type="float">
            <text:p>2</text:p>
          </table:table-cell>
          <table:table-cell table:style-name="ce97" office:value-type="string" calcext:value-type="string">
            <text:p>Stealth (Dex)</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8" calcext:value-type="float">
            <text:p>8</text:p>
          </table:table-cell>
          <table:table-cell table:style-name="ce198" office:value-type="string" calcext:value-type="string" table:number-columns-spanned="2" table:number-rows-spanned="1">
            <text:p>7 Bludgeoning</text:p>
          </table:table-cell>
          <table:covered-table-cell table:style-name="ce204"/>
          <table:table-cell/>
          <table:covered-table-cell table:number-columns-repeated="5" table:style-name="ce87"/>
          <table:table-cell/>
          <table:table-cell table:style-name="ce209"/>
          <table:table-cell/>
          <table:covered-table-cell table:number-columns-repeated="3" table:style-name="ce106"/>
          <table:table-cell table:number-columns-repeated="16360"/>
        </table:table-row>
        <table:table-row table:style-name="ro4">
          <table:table-cell/>
          <table:table-cell table:style-name="ce43"/>
          <table:table-cell/>
          <table:table-cell table:style-name="ce75" office:value-type="float" office:value="0" calcext:value-type="float">
            <text:p>0</text:p>
          </table:table-cell>
          <table:table-cell table:style-name="ce89" table:formula="of:=INDEX([$'Backing Sheet'.$C$3:.$C$8];MATCH(INDEX([$Reference.$B$3:.$B$20];MATCH(LEFT([.$F36];LEN([.$F36])-6);[$Reference.$A$3:.$A$20];0));[$'Backing Sheet'.$A$3:.$A$8];0))+IF([.$D36]&gt;=1;[.$D$9]*[.$D36];0)" office:value-type="float" office:value="-1" calcext:value-type="float">
            <text:p>-1</text:p>
          </table:table-cell>
          <table:table-cell table:style-name="ce97" office:value-type="string" calcext:value-type="string">
            <text:p>Survival (Wis)</text:p>
          </table:table-cell>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9" calcext:value-type="float">
            <text:p>9</text:p>
          </table:table-cell>
          <table:table-cell table:style-name="ce198" office:value-type="string" calcext:value-type="string" table:number-columns-spanned="2" table:number-rows-spanned="1">
            <text:p>8 Bludgeoning</text:p>
          </table:table-cell>
          <table:covered-table-cell table:style-name="ce204"/>
          <table:table-cell/>
          <table:table-cell table:style-name="ce72"/>
          <table:table-cell table:style-name="ce82"/>
          <table:table-cell table:style-name="ce94" office:value-type="string" calcext:value-type="string">
            <text:p>FLAWS</text:p>
          </table:table-cell>
          <table:table-cell table:style-name="ce82"/>
          <table:table-cell table:style-name="ce105"/>
          <table:table-cell/>
          <table:table-cell table:style-name="ce72"/>
          <table:table-cell table:style-name="ce82"/>
          <table:table-cell table:style-name="ce94" office:value-type="string" calcext:value-type="string">
            <text:p>OTHER PROFICIENCIES &amp; LANGUAGES</text:p>
          </table:table-cell>
          <table:table-cell table:style-name="ce82"/>
          <table:table-cell table:style-name="ce105"/>
          <table:table-cell table:number-columns-repeated="16360"/>
        </table:table-row>
        <table:table-row table:style-name="ro4">
          <table:table-cell table:number-columns-repeated="3"/>
          <table:table-cell table:style-name="ce18" office:value-type="string" calcext:value-type="string" table:number-columns-spanned="3" table:number-rows-spanned="1">
            <text:p>SKILLS</text:p>
          </table:table-cell>
          <table:covered-table-cell table:number-columns-repeated="2" table:style-name="ce18"/>
          <table:table-cell/>
          <table:table-cell table:style-name="ce181" office:value-type="string" calcext:value-type="string" table:number-columns-spanned="2" table:number-rows-spanned="1">
            <text:p>Unarmed Strike 5ft</text:p>
          </table:table-cell>
          <table:covered-table-cell table:style-name="ce186"/>
          <table:table-cell table:style-name="ce194" office:value-type="float" office:value="10" calcext:value-type="float">
            <text:p>10</text:p>
          </table:table-cell>
          <table:table-cell table:style-name="ce198" office:value-type="string" calcext:value-type="string" table:number-columns-spanned="2" table:number-rows-spanned="1">
            <text:p>9 Bludgeoning</text:p>
          </table:table-cell>
          <table:covered-table-cell table:style-name="ce204"/>
          <table:table-cell table:number-columns-repeated="16372"/>
        </table:table-row>
        <table:table-row table:style-name="ro1">
          <table:table-cell table:number-columns-repeated="3"/>
          <table:table-cell table:style-name="ce76" office:value-type="string" calcext:value-type="string">
            <text:p>^ <text:s text:c="3"/>1 = PROFICIENT, 2 = EXPERTISE</text:p>
          </table:table-cell>
          <table:table-cell table:number-columns-repeated="16380"/>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Stats and Profs.'.J26:'Stats and Profs.'.J37">
            <calcext:condition calcext:apply-style-name="ConditionalStyle_1" calcext:value="&gt;0" calcext:base-cell-address="'Stats and Profs.'.J26"/>
          </calcext:conditional-format>
          <calcext:conditional-format calcext:target-range-address="'Stats and Profs.'.J7:'Stats and Profs.'.J8">
            <calcext:condition calcext:apply-style-name="ConditionalStyle_2" calcext:value="&gt;0" calcext:base-cell-address="'Stats and Profs.'.J7"/>
          </calcext:conditional-format>
          <calcext:conditional-format calcext:target-range-address="'Stats and Profs.'.L22:'Stats and Profs.'.L22">
            <calcext:data-bar calcext:gradient="false" calcext:min-length="10" calcext:max-length="90" calcext:negative-color="#ff0000" calcext:positive-color="#ff555a" calcext:axis-color="#000000">
              <calcext:formatting-entry calcext:value="0" calcext:type="auto-minimum"/>
              <calcext:formatting-entry calcext:value="3" calcext:type="number"/>
            </calcext:data-bar>
          </calcext:conditional-format>
          <calcext:conditional-format calcext:target-range-address="'Stats and Profs.'.L21:'Stats and Profs.'.L21">
            <calcext:data-bar calcext:gradient="false" calcext:min-length="10" calcext:max-length="90" calcext:negative-color="#ff0000" calcext:positive-color="#63c384" calcext:axis-color="#000000">
              <calcext:formatting-entry calcext:value="0" calcext:type="auto-minimum"/>
              <calcext:formatting-entry calcext:value="3" calcext:type="number"/>
            </calcext:data-bar>
          </calcext:conditional-format>
          <calcext:conditional-format calcext:target-range-address="'Stats and Profs.'.E11:'Stats and Profs.'.E16 'Stats and Profs.'.E19:'Stats and Profs.'.E36">
            <calcext:condition calcext:apply-style-name="ConditionalStyle_3" calcext:value="&gt;0" calcext:base-cell-address="'Stats and Profs.'.E11"/>
          </calcext:conditional-format>
          <calcext:conditional-format calcext:target-range-address="'Stats and Profs.'.B35:'Stats and Profs.'.B36">
            <calcext:condition calcext:apply-style-name="ConditionalStyle_4" calcext:value="&gt;0" calcext:base-cell-address="'Stats and Profs.'.B35"/>
          </calcext:conditional-format>
          <calcext:conditional-format calcext:target-range-address="'Stats and Profs.'.B10:'Stats and Profs.'.B11">
            <calcext:condition calcext:apply-style-name="ConditionalStyle_5" calcext:value="&gt;0" calcext:base-cell-address="'Stats and Profs.'.B10"/>
          </calcext:conditional-format>
          <calcext:conditional-format calcext:target-range-address="'Stats and Profs.'.B30:'Stats and Profs.'.B31">
            <calcext:condition calcext:apply-style-name="ConditionalStyle_6" calcext:value="&gt;0" calcext:base-cell-address="'Stats and Profs.'.B30"/>
          </calcext:conditional-format>
          <calcext:conditional-format calcext:target-range-address="'Stats and Profs.'.B25:'Stats and Profs.'.B26">
            <calcext:condition calcext:apply-style-name="ConditionalStyle_7" calcext:value="&gt;0" calcext:base-cell-address="'Stats and Profs.'.B25"/>
          </calcext:conditional-format>
          <calcext:conditional-format calcext:target-range-address="'Stats and Profs.'.B15:'Stats and Profs.'.B16">
            <calcext:condition calcext:apply-style-name="ConditionalStyle_8" calcext:value="&gt;0" calcext:base-cell-address="'Stats and Profs.'.B15"/>
          </calcext:conditional-format>
          <calcext:conditional-format calcext:target-range-address="'Stats and Profs.'.B20:'Stats and Profs.'.B21">
            <calcext:condition calcext:apply-style-name="ConditionalStyle_9" calcext:value="&gt;0" calcext:base-cell-address="'Stats and Profs.'.B20"/>
          </calcext:conditional-format>
          <calcext:conditional-format calcext:target-range-address="'Stats and Profs.'.D11:'Stats and Profs.'.D16">
            <calcext:icon-set calcext:icon-set-type="3Symbols2">
              <calcext:formatting-entry calcext:value="0" calcext:type="percent"/>
              <calcext:formatting-entry calcext:value="1" calcext:type="number"/>
              <calcext:formatting-entry calcext:value="2" calcext:type="number"/>
            </calcext:icon-set>
          </calcext:conditional-format>
          <calcext:conditional-format calcext:target-range-address="'Stats and Profs.'.D19:'Stats and Profs.'.D36">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Inventory, Features and Traits" table:style-name="ta2">
        <office:forms form:automatic-focus="false" form:apply-design-mode="false"/>
        <table:table-column table:style-name="co1" table:number-columns-repeated="6" table:default-cell-style-name="ce22"/>
        <table:table-column table:style-name="co3" table:default-cell-style-name="ce62"/>
        <table:table-column table:style-name="co1" table:number-columns-repeated="16377"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2"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number-columns-repeated="16358"/>
        </table:table-row>
        <table:table-row table:style-name="ro1">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2"/>
          <table:table-cell table:style-name="ce130" office:value-type="string" calcext:value-type="string" table:number-columns-spanned="3" table:number-rows-spanned="2">
            <text:p>Researcher (Sage)</text:p>
          </table:table-cell>
          <table:covered-table-cell table:number-columns-repeated="2" table:style-name="ce130"/>
          <table:table-cell table:style-name="ce250" office:value-type="string" calcext:value-type="string" table:number-columns-spanned="4" table:number-rows-spanned="2">
            <text:p>When you attempt to learn or recall a piece of lore, if you do not know that information, you often know where and from whom you can obtain it. Usually, this information comes from a library, scriptorium, university, or a sage or other learned person or creature. Your DM might rule that the knowledge you seek is secreted away in an almost inaccessible place, or that it simply cannot be found. Unearthing the deepest secrets of the multiverse can require an adventure or even a whole campaign.</text:p>
            <text:p/>
          </table:table-cell>
          <table:covered-table-cell table:number-columns-repeated="3" table:style-name="ce134"/>
          <table:table-cell table:number-columns-repeated="16358"/>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covered-table-cell table:number-columns-repeated="3" table:style-name="ce130"/>
          <table:covered-table-cell table:number-columns-repeated="4" table:style-name="ce134"/>
          <table:table-cell table:number-columns-repeated="16358"/>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number-columns-repeated="19"/>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09" office:value-type="string" calcext:value-type="string" table:number-columns-spanned="1" table:number-rows-spanned="2">
            <text:p>Money:</text:p>
          </table:table-cell>
          <table:table-cell table:style-name="ce233" table:number-columns-spanned="1" table:number-rows-spanned="2"/>
          <table:table-cell table:style-name="ce233" office:value-type="float" office:value="446" calcext:value-type="float" table:number-columns-spanned="1" table:number-rows-spanned="2">
            <text:p>446</text:p>
          </table:table-cell>
          <table:table-cell table:style-name="ce233" office:value-type="float" office:value="5" calcext:value-type="float" table:number-columns-spanned="1" table:number-rows-spanned="2">
            <text:p>5</text:p>
          </table:table-cell>
          <table:table-cell table:style-name="ce233" office:value-type="float" office:value="0" calcext:value-type="float" table:number-columns-spanned="1" table:number-rows-spanned="2">
            <text:p>0</text:p>
          </table:table-cell>
          <table:table-cell table:style-name="ce113" office:value-type="float" office:value="41" calcext:value-type="float" table:number-columns-spanned="1" table:number-rows-spanned="2">
            <text:p>41</text:p>
          </table:table-cell>
          <table:table-cell/>
          <table:table-cell table:style-name="ce240" table:formula="of:=SUMPRODUCT([.$F$12:.$F$35];[.$G$12:.$G$35])" office:value-type="float" office:value="111" calcext:value-type="float" table:number-columns-spanned="1" table:number-rows-spanned="2">
            <text:p>111 lbs.</text:p>
          </table:table-cell>
          <table:table-cell table:style-name="ce243" table:formula="of:=INDEX([$'Backing Sheet'.$B$3:.$B$8];MATCH(&quot;Strength&quot;;[$'Backing Sheet'.$A$3:.$A$8];0))*15" office:value-type="float" office:value="180" calcext:value-type="float" table:number-columns-spanned="1" table:number-rows-spanned="2">
            <text:p>180 lbs.</text:p>
          </table:table-cell>
          <table:table-cell/>
          <table:table-cell table:style-name="ce185" office:value-type="string" calcext:value-type="string" table:number-columns-spanned="3" table:number-rows-spanned="1">
            <text:p>NAME</text:p>
          </table:table-cell>
          <table:covered-table-cell table:number-columns-repeated="2" table:style-name="ce185"/>
          <table:table-cell table:style-name="ce132" office:value-type="string" calcext:value-type="string" table:number-columns-spanned="4" table:number-rows-spanned="1">
            <text:p>DESCRIPTION</text:p>
          </table:table-cell>
          <table:covered-table-cell table:number-columns-repeated="3" table:style-name="ce132"/>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covered-table-cell table:style-name="ce109"/>
          <table:covered-table-cell table:number-columns-repeated="4" table:style-name="ce233"/>
          <table:covered-table-cell table:style-name="ce113"/>
          <table:table-cell/>
          <table:covered-table-cell table:style-name="ce241"/>
          <table:covered-table-cell table:style-name="ce243"/>
          <table:table-cell/>
          <table:table-cell table:style-name="ce244" office:value-type="string" calcext:value-type="string" table:number-columns-spanned="3" table:number-rows-spanned="2">
            <text:p>Magical Tinkering (5/5)</text:p>
          </table:table-cell>
          <table:covered-table-cell table:number-columns-repeated="2" table:style-name="ce130"/>
          <table:table-cell table:style-name="ce248" office:value-type="string" calcext:value-type="string" table:number-columns-spanned="4" table:number-rows-spanned="2">
            <text:p><text:span text:style-name="T1">At 1st level, you learn how to invest a spark of magic into mundane objects. To use this ability, you must have thieves’ tools or artisan’s tools in hand. You then touch a Tiny nonmagical object as an action and give it one of the following magical properties of your choice:</text:span></text:p>
            <text:p><text:span text:style-name="T1">The object sheds bright light in a 5-foot radius and dim light for an additional 5 feet.</text:span></text:p>
            <text:p><text:span text:style-name="T1">Whenever tapped by a creature, the object emits a recorded message that can be heard up to 10 feet away. You utter the message when you bestow this property on the object, and the recording can be no more than 6 seconds long.</text:span></text:p>
            <text:p><text:span text:style-name="T1">The object continuously emits your choice of an odor or a nonverbal sound (wind, waves, chirping, or the like). The chosen phenomenon is perceivable up to 10 feet away.</text:span></text:p>
            <text:p><text:span text:style-name="T1">A static visual effect appears on one of the object’s surfaces. This effect can be a picture, up to 25 words of text, lines and shapes, or a mixture of these elements, as you like.</text:span></text:p>
            <text:p><text:span text:style-name="T1">The chosen property lasts indefinitely. As an action, you can touch the object and end the property early.</text:span></text:p>
            <text:p><text:span text:style-name="T1">You can bestow magic on multiple objects, touching one object each time you use this feature, though a single object can only bear one property at a time. The maximum number of objects you can affect with this feature at one time is equal to your Intelligence modifier (minimum of one object). If you try to exceed your maximum, the oldest property immediately ends, and then the new property applies.</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09"/>
          <table:table-cell table:style-name="ce234" office:value-type="string" calcext:value-type="string">
            <text:p>PP</text:p>
          </table:table-cell>
          <table:table-cell table:style-name="ce234" office:value-type="string" calcext:value-type="string">
            <text:p>GP</text:p>
          </table:table-cell>
          <table:table-cell table:style-name="ce234" office:value-type="string" calcext:value-type="string">
            <text:p>EP</text:p>
          </table:table-cell>
          <table:table-cell table:style-name="ce234" office:value-type="string" calcext:value-type="string">
            <text:p>SP</text:p>
          </table:table-cell>
          <table:table-cell table:style-name="ce238" office:value-type="string" calcext:value-type="string">
            <text:p>CP</text:p>
          </table:table-cell>
          <table:table-cell/>
          <table:table-cell table:style-name="ce242" office:value-type="string" calcext:value-type="string">
            <text:p>Current</text:p>
          </table:table-cell>
          <table:table-cell table:style-name="ce238" office:value-type="string" calcext:value-type="string">
            <text:p>Max</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09"/>
          <table:table-cell table:number-columns-repeated="4"/>
          <table:table-cell table:style-name="ce223"/>
          <table:table-cell/>
          <table:table-cell table:style-name="ce44" office:value-type="string" calcext:value-type="string" table:number-columns-spanned="2" table:number-rows-spanned="1">
            <text:p>ENCUMBRANCE</text:p>
          </table:table-cell>
          <table:covered-table-cell table:style-name="ce44"/>
          <table:table-cell/>
          <table:table-cell table:style-name="ce244" office:value-type="string" calcext:value-type="string" table:number-columns-spanned="3" table:number-rows-spanned="2">
            <text:p>Spellcasting</text:p>
          </table:table-cell>
          <table:covered-table-cell table:number-columns-repeated="2" table:style-name="ce130"/>
          <table:table-cell table:style-name="ce248" office:value-type="string" calcext:value-type="string" table:number-columns-spanned="4" table:number-rows-spanned="2">
            <text:p><text:span text:style-name="T1">You’ve studied the workings of magic and how to cast spells, channeling the magic through objects. To observers, you don’t appear to be casting spells in a conventional way; you appear to produce wonders from mundane items and outlandish inventions.</text:span></text:p>
            <text:p><text:span text:style-name="T1">Tools Required</text:span></text:p>
            <text:p><text:span text:style-name="T1">You produce your artificer spell effects through your tools. You must have a spellcasting focus—specifically thieves’ tools or some kind of artisan’s tool—in hand when you cast any spell with this Spellcasting feature (meaning the spell has an ‘M’ component when you cast it). You must be proficient with the tool to use it in this way. See chapter 5, “</text:span><text:span text:style-name="T1"><text:a xlink:href="https://www.dndbeyond.com/sources/phb/equipment" xlink:type="simple">Equipment</text:a></text:span><text:span text:style-name="T1">,” in the </text:span><text:span text:style-name="T1"><text:a xlink:href="https://www.dndbeyond.com/sources/phb" xlink:type="simple">Player’s Handbook</text:a></text:span><text:span text:style-name="T1"> for descriptions of these tools.</text:span></text:p>
            <text:p><text:span text:style-name="T1">After you gain the Infuse Item feature at 2nd level, you can also use any item bearing one of your infusions as a spellcasting focus.</text:span></text:p>
            <text:p><text:span text:style-name="T1">Cantrips (0-Level Spells)</text:span></text:p>
            <text:p><text:span text:style-name="T1">At 1st level, you know two cantrips of your choice from the </text:span><text:span text:style-name="T1"><text:a xlink:href="https://www.dndbeyond.com/spells?filter-class=252717" xlink:type="simple">artificer spell list</text:a></text:span><text:span text:style-name="T1">. At higher levels, you learn additional artificer cantrips of your choice, as shown in the Cantrips Known column of the Artificer table.</text:span></text:p>
            <text:p><text:span text:style-name="T1">When you gain a level in this class, you can replace one of the artificer cantrips you know with another cantrip from the artificer spell list.</text:span></text:p>
            <text:p><text:span text:style-name="T1">Preparing and Casting Spells</text:span></text:p>
            <text:p><text:span text:style-name="T1">The Artificer table shows how many spell slots you have to cast your artificer spells. To cast one of your artificer spells of 1st level or higher, you must expend a slot of the spell’s level or higher. You regain all expended spell slots when you finish a long rest.</text:span></text:p>
            <text:p><text:span text:style-name="T1">You prepare the list of artificer spells that are available for you to cast, choosing from the </text:span><text:span text:style-name="T1"><text:a xlink:href="https://www.dndbeyond.com/spells?filter-class=252717" xlink:type="simple">artificer spell list</text:a></text:span><text:span text:style-name="T1">. When you do so, choose a number of artificer spells equal to your Intelligence modifier + half your artificer level, rounded down (minimum of one spell). The spells must be of a level for which you have spell slots.</text:span></text:p>
            <text:p><text:span text:style-name="T1">For example, if you are a 5th-level artificer, you have four 1st-level and two 2nd-level spell slots. With an Intelligence of 14, your list of prepared spells can include four spells of 1st or 2nd level, in any combination. If you prepare the 1st-level spell cure wounds, you can cast it using a 1st-level or a 2nd-level slot. Casting the spell doesn’t remove it from your list of prepared spells.</text:span></text:p>
            <text:p><text:span text:style-name="T1">You can change your list of prepared spells when you finish a long rest. Preparing a new list of artificer spells requires time spent tinkering with your spellcasting focuses: at least 1 minute per spell level for each spell on your list.</text:span></text:p>
            <text:p><text:span text:style-name="T1">THE MAGIC OF ARTIFICE</text:span></text:p>
            <text:p><text:span text:style-name="T1">As an artificer, you use tools when you cast your spells. When describing your spellcasting, think about how you’re using a tool to perform the spell effect. If you cast cure wounds using alchemist’s supplies, you could be quickly producing a salve. If you cast it using tinker’s tools, you might have a miniature mechanical spider that binds wounds. When you cast poison spray, you could fling foul chemicals or use a wand that spits venom. The effect of the spell is the same as for a spellcaster of any other class, but your method of spellcasting is special.</text:span></text:p>
            <text:p><text:span text:style-name="T1">The same principle applies when you prepare your spells. As an artificer, you don’t study a spellbook or pray to prepare your spells. Instead, you work with your tools and create the specialized items you’ll use to produce your effects. If you replace cure wounds with heat metal, you might be altering the device you use to heal—perhaps modifying a tool so that it channels heat instead of healing energy.</text:span></text:p>
            <text:p><text:span text:style-name="T1">Such details don’t limit you in any way or provide you with any benefit beyond the spell’s effects. You don’t have to justify how you’re using tools to cast a spell. But describing your spellcasting creatively is a fun way to distinguish yourself from other spellcasters.</text:span></text:p>
            <text:p><text:span text:style-name="T1">Spellcasting Ability</text:span></text:p>
            <text:p><text:span text:style-name="T1">Intelligence is your spellcasting ability for your artificer spells; your understanding of the theory behind magic allows you to wield these spells with superior skill. You use your Intelligence whenever an artificer spell refers to your spellcasting ability. In addition, you use your Intelligence modifier when setting the saving throw DC for an artificer spell you cast and when making an attack roll with one.</text:span></text:p>
            <text:p><text:span text:style-name="T1">Spell save DC = 8 + your proficiency bonus + your Intelligence modifier</text:span></text:p>
            <text:p><text:span text:style-name="T1">Spell attack modifier = your proficiency bonus + your Intelligence modifier</text:span></text:p>
            <text:p><text:span text:style-name="T1">Ritual Casting</text:span></text:p>
            <text:p><text:span text:style-name="T1">You can cast an artificer spell as a ritual if that spell has the ritual tag and you have the spell prepared.</text:span></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1" office:value-type="string" calcext:value-type="string" table:number-columns-spanned="4" table:number-rows-spanned="1">
            <text:p>NAME</text:p>
          </table:table-cell>
          <table:covered-table-cell table:number-columns-repeated="3" table:style-name="ce111"/>
          <table:table-cell table:style-name="ce234" office:value-type="string" calcext:value-type="string">
            <text:p>QUANTITY</text:p>
          </table:table-cell>
          <table:table-cell table:style-name="ce238" office:value-type="string" calcext:value-type="string">
            <text:p>UNIT WEIGHT</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lothes</text:p>
          </table:table-cell>
          <table:covered-table-cell table:number-columns-repeated="3" table:style-name="ce112"/>
          <table:table-cell table:style-name="ce236" office:value-type="float" office:value="1" calcext:value-type="float">
            <text:p>1</text:p>
          </table:table-cell>
          <table:table-cell table:style-name="ce239" office:value-type="float" office:value="0.5" calcext:value-type="float">
            <text:p>0.5 lbs.</text:p>
          </table:table-cell>
          <table:table-cell office:value-type="string" calcext:value-type="string">
            <text:p><text:s text:c="3"/>Bandit groups killed: 0</text:p>
          </table:table-cell>
          <table:table-cell/>
          <table:table-cell office:value-type="float" office:value="3" calcext:value-type="float">
            <text:p>3</text:p>
          </table:table-cell>
          <table:table-cell/>
          <table:table-cell table:style-name="ce246" office:value-type="string" calcext:value-type="string" table:number-columns-spanned="3" table:number-rows-spanned="2">
            <text:p>Fey Touched </text:p>
          </table:table-cell>
          <table:covered-table-cell table:number-columns-repeated="2" table:style-name="ce130"/>
          <table:table-cell table:style-name="ce250" office:value-type="string" calcext:value-type="string" table:number-columns-spanned="4" table:number-rows-spanned="2">
            <text:p>Your exposure to the Feywild’s magic has changed you, granting you the following benefits:</text:p>
            <text:p>Increase your Intelligence, Wisdom, or Charisma score by 1, to a maximum of 20.</text:p>
            <text:p>You learn the misty step spell and one 1st-level spell of your choice. The 1st-level spell must be from the divination or enchantment school of magic. You can cast each of these spells without expending a spell slot. Once you cast either of these spells in this way, you can’t cast that spell in this way again until you finish a long rest. You can also cast these spells using spell slots you have of the appropriate level. The spells’ spellcasting ability is the ability increased by this feat.</text:p>
            <text:p>Intelligence</text:p>
            <text:p>Increase your Intelligence score by 1, to a maximum of 20. The spells’ spellcasting ability is Intelligence.</text:p>
            <text:p>Bless(1st) • Legacy/Long RestMisty Step(2nd) • Legacy/Long Rest</text:p>
            <text:p>Spell Details</text:p>
            <text:p>You bless up to three creatures of your choice within range. Whenever a target makes an attack roll or a saving throw before the spell ends, the target can roll a d4 and add the number rolled to the attack roll or saving throw.</text:p>
            <text:p>At Higher Levels. When you cast this spell using a spell slot of 2nd level or higher, you can target one additional creature for each slot level above 1st.</text:p>
            <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Crossbow Bolts</text:p>
          </table:table-cell>
          <table:covered-table-cell table:number-columns-repeated="3" table:style-name="ce112"/>
          <table:table-cell table:style-name="ce236" office:value-type="string" calcext:value-type="string">
            <text:p>No tracking</text:p>
          </table:table-cell>
          <table:table-cell table:style-name="ce239" office:value-type="float" office:value="0.08" calcext:value-type="float">
            <text:p>0.08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ssbow Light</text:p>
          </table:table-cell>
          <table:covered-table-cell table:number-columns-repeated="3" table:style-name="ce112"/>
          <table:table-cell table:style-name="ce236"/>
          <table:table-cell table:style-name="ce239" office:value-type="float" office:value="25" calcext:value-type="float">
            <text:p>25 lbs.</text:p>
          </table:table-cell>
          <table:table-cell office:value-type="string" calcext:value-type="string">
            <text:p>Orcs Killed</text:p>
          </table:table-cell>
          <table:table-cell office:value-type="float" office:value="10" calcext:value-type="float">
            <text:p>10</text:p>
          </table:table-cell>
          <table:table-cell table:number-columns-repeated="2"/>
          <table:table-cell table:style-name="ce130" office:value-type="string" calcext:value-type="string" table:number-columns-spanned="3" table:number-rows-spanned="2">
            <text:p>Ritual Casting</text:p>
          </table:table-cell>
          <table:covered-table-cell table:number-columns-repeated="2" table:style-name="ce130"/>
          <table:table-cell table:style-name="ce248" office:value-type="string" calcext:value-type="string" table:number-columns-spanned="4" table:number-rows-spanned="2">
            <text:p>You can cast a wizard spell as a ritual if that spell has the ritual tag and you have the spell in your spellbook. </text:p>
            <text:p>You don’t need to have the spell prepared.</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office:value-type="string" calcext:value-type="string">
            <text:p>Orcs killed party</text:p>
          </table:table-cell>
          <table:table-cell/>
          <table:table-cell office:value-type="float" office:value="38" calcext:value-type="float">
            <text:p>38</text:p>
          </table:table-cell>
          <table:table-cell/>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Dagger</text:p>
          </table:table-cell>
          <table:covered-table-cell table:number-columns-repeated="3" table:style-name="ce112"/>
          <table:table-cell table:style-name="ce236"/>
          <table:table-cell table:style-name="ce239" office:value-type="float" office:value="2" calcext:value-type="float">
            <text:p>2 lbs.</text:p>
          </table:table-cell>
          <table:table-cell table:number-columns-repeated="4"/>
          <table:table-cell table:style-name="ce130" office:value-type="string" calcext:value-type="string" table:number-columns-spanned="3" table:number-rows-spanned="2">
            <text:p>Your Spellbook</text:p>
          </table:table-cell>
          <table:covered-table-cell table:number-columns-repeated="2" table:style-name="ce130"/>
          <table:table-cell table:style-name="ce134" office:value-type="string" calcext:value-type="string" table:number-columns-spanned="4" table:number-rows-spanned="2">
            <text:p>The spells that you add to your spellbook as you gain levels reflect the arcane research you conduct on your own, as well as intellectual breakthroughs you have had about the nature of the multiverse. You might find other spells during your adventures. You could discover a spell recorded on a scroll in an evil wizard’s chest, for example, or in a dusty tome in an ancient library. <text:s/>Copying a Spell into the Book. When you find a wizard spell of 1st level or higher, you can add it to your spellbook if it is of a spell level you can prepare and if you can spare the time to decipher and copy it. <text:s/>Copying that spell into your spellbook involves reproducing the basic form of the spell, then deciphering the unique system of notation used by the wizard who wrote it. You must practice the spell until you understand the sounds or gestures required, then transcribe it into your spellbook using your own notation. <text:s/>For each level of the spell, the process takes 2 hours and costs 50 gp. The cost represents material components you expend as you experiment with the spell to master it, as well as the fine inks you need to record it. Once you have spent this time and money, you can prepare the spell just like your other spells. <text:s/>Replacing the Book. You can copy a spell from your own spellbook into another book—for example, if you want to make a backup copy of your spellbook. This is just like copying a new spell into your spellbook, but faster and easier, since you understand your own notation and already know how to cast the spell. You need spend only 1 hour and 10 gp for each level of the copied spell. <text:s/>If you lose your spellbook, you can use the same procedure to transcribe the spells that you have prepared into a new spellbook. Filling out the remainder of your spellbook requires you to find new spells to do so, as normal. For this reason, many wizards keep backup spellbooks in a safe place. <text:s/>The Book’s Appearance. Your spellbook is a unique compilation of spells, with its own decorative flourishes and margin notes. It might be a plain, functional leather volume that you received as a gift from your master, a finely bound gilt-edged tome you found in an ancient library, or even a loose collection of notes scrounged together after you lost your previous spellbook in a mishap.</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Ink 1 ounce bottle</text:p>
          </table:table-cell>
          <table:covered-table-cell table:number-columns-repeated="3" table:style-name="ce112"/>
          <table:table-cell table:style-name="ce236" office:value-type="float" office:value="1" calcext:value-type="float">
            <text:p>1</text:p>
          </table:table-cell>
          <table:table-cell table:style-name="ce239"/>
          <table:table-cell office:value-type="string" calcext:value-type="string">
            <text:p>Super High Intensity Team Inc (S.H.I.T.INC)</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Scale Mail</text:p>
          </table:table-cell>
          <table:covered-table-cell table:number-columns-repeated="3" table:style-name="ce112"/>
          <table:table-cell table:style-name="ce236" office:value-type="float" office:value="1" calcext:value-type="float">
            <text:p>1</text:p>
          </table:table-cell>
          <table:table-cell table:style-name="ce239" office:value-type="float" office:value="45" calcext:value-type="float">
            <text:p>45 lbs.</text:p>
          </table:table-cell>
          <table:table-cell office:value-type="string" calcext:value-type="string">
            <text:p>Patents</text:p>
          </table:table-cell>
          <table:table-cell office:value-type="string" calcext:value-type="string">
            <text:p>Landmine</text:p>
          </table:table-cell>
          <table:table-cell table:number-columns-repeated="2"/>
          <table:table-cell table:style-name="ce130" office:value-type="string" calcext:value-type="string" table:number-columns-spanned="3" table:number-rows-spanned="2">
            <text:p>Arcane recovery</text:p>
          </table:table-cell>
          <table:covered-table-cell table:number-columns-repeated="2" table:style-name="ce130"/>
          <table:table-cell table:style-name="ce134" office:value-type="string" calcext:value-type="string" table:number-columns-spanned="4" table:number-rows-spanned="2">
            <text:p>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text:s/>For example, if you’re a 4th-level wizard, you can recover up to two levels worth of spell slots. You can recover either a 2nd-level spell slot or two 1st-level spell slots.</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mall Knife</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hieves’ Tools</text:p>
          </table:table-cell>
          <table:covered-table-cell table:number-columns-repeated="3" table:style-name="ce112"/>
          <table:table-cell table:style-name="ce236" office:value-type="float" office:value="1" calcext:value-type="float">
            <text:p>1</text:p>
          </table:table-cell>
          <table:table-cell table:style-name="ce239" office:value-type="float" office:value="25" calcext:value-type="float">
            <text:p>25 lbs.</text:p>
          </table:table-cell>
          <table:table-cell table:number-columns-repeated="4"/>
          <table:table-cell table:style-name="ce130" office:value-type="string" calcext:value-type="string" table:number-columns-spanned="3" table:number-rows-spanned="2">
            <text:p>Adjust Density</text:p>
          </table:table-cell>
          <table:covered-table-cell table:number-columns-repeated="2" table:style-name="ce130"/>
          <table:table-cell table:style-name="ce134" office:value-type="string" calcext:value-type="string" table:number-columns-spanned="4" table:number-rows-spanned="2">
            <text:p>At 2nd level, as an action, you can magically alter the weight of one object or creature you can see within 30 feet of you. The object or creature must be Large or smaller. The target's weight is halved or doubled for up to 1 minute or until your concentration ends (as if you were concentrating on a spell). <text:s/>While the weight of a creature is halved by this effect, the creature's speed increases by 10 feet, it can jump twice as far as normal, and it has disadvantage on Strength checks and Strength saving throws. <text:s/>While the weight of a creature is doubled by this effect, the creature's speed is reduced by 10 feet, and it has advantage on Strength checks and Strength saving throws. <text:s/>Upon reaching 10th level in this class, you can target an object or a creature that is Huge or smaller.</text:p>
          </table:table-cell>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Backpack</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Crowbar</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table-cell table:style-name="ce130" office:value-type="string" calcext:value-type="string" table:number-columns-spanned="3" table:number-rows-spanned="2">
            <text:p>War Caster</text:p>
          </table:table-cell>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Hammer</text:p>
          </table:table-cell>
          <table:covered-table-cell table:number-columns-repeated="3" table:style-name="ce112"/>
          <table:table-cell table:style-name="ce236" office:value-type="float" office:value="1" calcext:value-type="float">
            <text:p>1</text:p>
          </table:table-cell>
          <table:table-cell table:style-name="ce239" office:value-type="float" office:value="3" calcext:value-type="float">
            <text:p>3 lbs.</text:p>
          </table:table-cell>
          <table:table-cell office:value-type="string" calcext:value-type="string">
            <text:p>Frag Grenade: 2 </text:p>
          </table:table-cell>
          <table:table-cell table:number-columns-repeated="3"/>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Piton</text:p>
          </table:table-cell>
          <table:covered-table-cell table:number-columns-repeated="3" table:style-name="ce112"/>
          <table:table-cell table:style-name="ce236" office:value-type="float" office:value="10" calcext:value-type="float">
            <text:p>10</text:p>
          </table:table-cell>
          <table:table-cell table:style-name="ce239" office:value-type="float" office:value="0.25" calcext:value-type="float">
            <text:p>0.25 lbs.</text:p>
          </table:table-cell>
          <table:table-cell office:value-type="string" calcext:value-type="string">
            <text:p>Ziggurat notes</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228" office:value-type="string" calcext:value-type="string" table:number-columns-spanned="4" table:number-rows-spanned="1">
            <text:p>Rations (1 Day)</text:p>
          </table:table-cell>
          <table:covered-table-cell table:number-columns-repeated="3" table:style-name="ce112"/>
          <table:table-cell table:style-name="ce236" office:value-type="string" calcext:value-type="string">
            <text:p>A while</text:p>
          </table:table-cell>
          <table:table-cell table:style-name="ce239" office:value-type="float" office:value="2" calcext:value-type="float">
            <text:p>2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Rope Hempen (47)</text:p>
          </table:table-cell>
          <table:covered-table-cell table:number-columns-repeated="3" table:style-name="ce112"/>
          <table:table-cell table:style-name="ce236" office:value-type="float" office:value="1" calcext:value-type="float">
            <text:p>1</text:p>
          </table:table-cell>
          <table:table-cell table:style-name="ce239" office:value-type="float" office:value="10" calcext:value-type="float">
            <text:p>10 lbs.</text:p>
          </table:table-cell>
          <table:table-cell office:value-type="string" calcext:value-type="string">
            <text:p>Rope Hempen 3ft</text:p>
          </table:table-cell>
          <table:table-cell table:number-columns-repeated="3"/>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inderbox</text:p>
          </table:table-cell>
          <table:covered-table-cell table:number-columns-repeated="3" table:style-name="ce112"/>
          <table:table-cell table:style-name="ce236" office:value-type="float" office:value="1" calcext:value-type="float">
            <text:p>1</text:p>
          </table:table-cell>
          <table:table-cell table:style-name="ce239" office:value-type="float" office:value="1" calcext:value-type="float">
            <text:p>1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Torch</text:p>
          </table:table-cell>
          <table:covered-table-cell table:number-columns-repeated="3" table:style-name="ce112"/>
          <table:table-cell table:style-name="ce236" office:value-type="float" office:value="9" calcext:value-type="float">
            <text:p>9</text:p>
          </table:table-cell>
          <table:table-cell table:style-name="ce239" office:value-type="float" office:value="1" calcext:value-type="float">
            <text:p>1 lbs.</text:p>
          </table:table-cell>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Waterskin</text:p>
          </table:table-cell>
          <table:covered-table-cell table:number-columns-repeated="3" table:style-name="ce112"/>
          <table:table-cell table:style-name="ce236" office:value-type="float" office:value="1" calcext:value-type="float">
            <text:p>1</text:p>
          </table:table-cell>
          <table:table-cell table:style-name="ce239" office:value-type="float" office:value="5" calcext:value-type="float">
            <text:p>5 lbs.</text:p>
          </table:table-cell>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 quill</text:p>
          </table:table-cell>
          <table:covered-table-cell table:number-columns-repeated="3" table:style-name="ce112"/>
          <table:table-cell table:style-name="ce236"/>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Ritual Bong</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112" office:value-type="string" calcext:value-type="string" table:number-columns-spanned="4" table:number-rows-spanned="1">
            <text:p>Arcane Arm</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Tent 2 people</text:p>
          </table:table-cell>
          <table:covered-table-cell table:number-columns-repeated="3" table:style-name="ce112"/>
          <table:table-cell table:style-name="ce236" office:value-type="float" office:value="2" calcext:value-type="float">
            <text:p>2</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number-columns-repeated="16358"/>
        </table:table-row>
        <table:table-row table:style-name="ro1">
          <table:table-cell/>
          <table:table-cell table:style-name="ce231" office:value-type="string" calcext:value-type="string" table:number-columns-spanned="4" table:number-rows-spanned="1">
            <text:p>Healing Potions </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table-cell table:style-name="ce130" table:number-columns-spanned="3" table:number-rows-spanned="2"/>
          <table:covered-table-cell table:number-columns-repeated="2" table:style-name="ce130"/>
          <table:table-cell table:style-name="ce134" table:number-columns-spanned="4" table:number-rows-spanned="2"/>
          <table:covered-table-cell table:number-columns-repeated="3" table:style-name="ce134"/>
          <table:table-cell/>
          <table:covered-table-cell table:number-columns-repeated="3" table:style-name="ce130"/>
          <table:covered-table-cell table:number-columns-repeated="4" table:style-name="ce134"/>
          <table:table-cell table:number-columns-repeated="16358"/>
        </table:table-row>
        <table:table-row table:style-name="ro1">
          <table:table-cell/>
          <table:table-cell table:style-name="ce112" office:value-type="string" calcext:value-type="string" table:number-columns-spanned="4" table:number-rows-spanned="1">
            <text:p>Shield</text:p>
          </table:table-cell>
          <table:covered-table-cell table:number-columns-repeated="3" table:style-name="ce112"/>
          <table:table-cell table:style-name="ce236" office:value-type="float" office:value="1" calcext:value-type="float">
            <text:p>1</text:p>
          </table:table-cell>
          <table:table-cell table:style-name="ce239"/>
          <table:table-cell table:number-columns-repeated="4"/>
          <table:covered-table-cell table:number-columns-repeated="3" table:style-name="ce130"/>
          <table:covered-table-cell table:number-columns-repeated="4" table:style-name="ce134"/>
          <table:table-cell/>
          <table:table-cell table:style-name="ce209"/>
          <table:table-cell table:number-columns-repeated="5"/>
          <table:table-cell table:style-name="ce223"/>
          <table:table-cell table:number-columns-repeated="16358"/>
        </table:table-row>
        <table:table-row table:style-name="ro1">
          <table:table-cell/>
          <table:table-cell table:style-name="ce72"/>
          <table:table-cell table:style-name="ce82"/>
          <table:table-cell table:style-name="ce119" office:value-type="string" calcext:value-type="string" table:number-columns-spanned="2" table:number-rows-spanned="1">
            <text:p>EQUIPMENT</text:p>
          </table:table-cell>
          <table:covered-table-cell table:style-name="ce119"/>
          <table:table-cell table:style-name="ce82"/>
          <table:table-cell table:style-name="ce105"/>
          <table:table-cell table:number-columns-repeated="4"/>
          <table:table-cell table:style-name="ce72"/>
          <table:table-cell table:style-name="ce82" table:number-columns-repeated="2"/>
          <table:table-cell table:style-name="ce94" office:value-type="string" calcext:value-type="string">
            <text:p>FEATURES &amp; TRAITS</text:p>
          </table:table-cell>
          <table:table-cell table:style-name="ce82" table:number-columns-repeated="2"/>
          <table:table-cell table:style-name="ce105"/>
          <table:table-cell/>
          <table:table-cell table:style-name="ce72"/>
          <table:table-cell table:style-name="ce82" table:number-columns-repeated="2"/>
          <table:table-cell table:style-name="ce94" office:value-type="string" calcext:value-type="string">
            <text:p>ADDITIONAL FEATURES &amp; TRAITS</text:p>
          </table:table-cell>
          <table:table-cell table:style-name="ce82" table:number-columns-repeated="2"/>
          <table:table-cell table:style-name="ce105"/>
          <table:table-cell table:number-columns-repeated="16358"/>
        </table:table-row>
        <table:table-row table:style-name="ro7">
          <table:table-cell/>
          <table:table-cell table:style-name="ce232" office:value-type="string" calcext:value-type="string">
            <text:p>a letter from a dead colleague posing a question you have not yet been able to answer</text:p>
          </table:table-cell>
          <table:table-cell table:number-columns-repeated="2"/>
          <table:table-cell office:value-type="string" calcext:value-type="string">
            <text:p>Longsword 1</text:p>
          </table:table-cell>
          <table:table-cell table:number-columns-repeated="16379"/>
        </table:table-row>
        <table:table-row table:style-name="ro1">
          <table:table-cell table:number-columns-repeated="4"/>
          <table:table-cell office:value-type="string" calcext:value-type="string">
            <text:p>Crossbow 2</text:p>
          </table:table-cell>
          <table:table-cell table:number-columns-repeated="16379"/>
        </table:table-row>
        <table:table-row table:style-name="ro1" table:number-rows-repeated="1048537">
          <table:table-cell table:number-columns-repeated="16384"/>
        </table:table-row>
        <table:table-row table:style-name="ro1">
          <table:table-cell table:number-columns-repeated="16384"/>
        </table:table-row>
        <calcext:conditional-formats>
          <calcext:conditional-format calcext:target-range-address="'Inventory, Features and Traits'.I7:'Inventory, Features and Traits'.I8">
            <calcext:condition calcext:apply-style-name="ConditionalStyle_10" calcext:value="&gt;[.$J$7]" calcext:base-cell-address="'Inventory, Features and Traits'.I7"/>
          </calcext:conditional-format>
        </calcext:conditional-formats>
      </table:table>
      <table:table table:name="Spellcasting" table:style-name="ta3">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2">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table:formula="of:=[$'Stats and Profs.'.$H$2]" office:value-type="string" office:string-value="Artificer/Wizard" calcext:value-type="string" table:number-columns-spanned="2" table:number-rows-spanned="1">
            <text:p>Artificer/Wizard</text:p>
          </table:table-cell>
          <table:covered-table-cell table:style-name="ce33"/>
          <table:table-cell table:style-name="ce33" table:formula="of:=[$'Stats and Profs.'.$J$2]" office:value-type="float" office:value="6" calcext:value-type="float">
            <text:p>6</text:p>
          </table:table-cell>
          <table:table-cell/>
          <table:table-cell table:style-name="ce33" table:formula="of:=[$'Stats and Profs.'.$L$2]" office:value-type="string" office:string-value="Sage (Cobalt Scholar)" calcext:value-type="string" table:number-columns-spanned="3" table:number-rows-spanned="1">
            <text:p>Sage (Cobalt Scholar)</text:p>
          </table:table-cell>
          <table:covered-table-cell table:number-columns-repeated="2" table:style-name="ce33"/>
          <table:table-cell/>
          <table:table-cell table:style-name="ce33" table:formula="of:=[$'Stats and Profs.'.$P$2]" office:value-type="string" office:string-value="AnekinRed" calcext:value-type="string" table:number-columns-spanned="3" table:number-rows-spanned="1">
            <text:p>AnekinRed</text:p>
          </table:table-cell>
          <table:covered-table-cell table:number-columns-repeated="2" table:style-name="ce33"/>
          <table:table-cell table:number-columns-repeated="16366"/>
        </table:table-row>
        <table:table-row table:style-name="ro2">
          <table:table-cell/>
          <table:covered-table-cell table:number-columns-repeated="5" table:style-name="ce2"/>
          <table:table-cell/>
          <table:table-cell table:style-name="ce24" office:value-type="string" calcext:value-type="string">
            <text:p>Class</text:p>
          </table:table-cell>
          <table:table-cell table:style-name="ce80"/>
          <table:table-cell table:style-name="ce24" office:value-type="string" calcext:value-type="string">
            <text:p>Level</text:p>
          </table:table-cell>
          <table:table-cell table:style-name="ce80"/>
          <table:table-cell table:style-name="ce24" office:value-type="string" calcext:value-type="string">
            <text:p>Background</text:p>
          </table:table-cell>
          <table:table-cell table:style-name="ce80" table:number-columns-repeated="3"/>
          <table:table-cell table:style-name="ce24" office:value-type="string" calcext:value-type="string">
            <text:p>Player Name</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table:formula="of:=[$'Stats and Profs.'.$H$4]" office:value-type="string" office:string-value="Custom Lineage" calcext:value-type="string" table:number-columns-spanned="3" table:number-rows-spanned="1">
            <text:p>Custom Lineage</text:p>
          </table:table-cell>
          <table:covered-table-cell table:number-columns-repeated="2" table:style-name="ce33"/>
          <table:table-cell/>
          <table:table-cell table:style-name="ce33" table:formula="of:=[$'Stats and Profs.'.$L$4]" office:value-type="string" office:string-value="Lawful Evil" calcext:value-type="string" table:number-columns-spanned="3" table:number-rows-spanned="1">
            <text:p>Lawful Evil</text:p>
          </table:table-cell>
          <table:covered-table-cell table:number-columns-repeated="2" table:style-name="ce33"/>
          <table:table-cell/>
          <table:table-cell table:style-name="ce33" table:formula="of:=[$'Stats and Profs.'.$P$4]" office:value-type="string" office:string-value="Milestone" calcext:value-type="string" table:number-columns-spanned="3" table:number-rows-spanned="1">
            <text:p>Milestone</text:p>
          </table:table-cell>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Race</text:p>
          </table:table-cell>
          <table:table-cell table:style-name="ce80" table:number-columns-repeated="3"/>
          <table:table-cell table:style-name="ce24" office:value-type="string" calcext:value-type="string">
            <text:p>Alignment</text:p>
          </table:table-cell>
          <table:table-cell table:style-name="ce80" table:number-columns-repeated="3"/>
          <table:table-cell table:style-name="ce24" office:value-type="string" calcext:value-type="string">
            <text:p>Experience Points</text:p>
          </table:table-cell>
          <table:table-cell table:number-columns-repeated="16368"/>
        </table:table-row>
        <table:table-row table:style-name="ro1">
          <table:table-cell table:number-columns-repeated="16384"/>
        </table:table-row>
        <table:table-row table:style-name="ro4">
          <table:table-cell/>
          <table:table-cell table:style-name="ce2" table:content-validation-name="val1" office:value-type="string" calcext:value-type="string" table:number-columns-spanned="5" table:number-rows-spanned="2">
            <text:p>Wizard</text:p>
          </table:table-cell>
          <table:covered-table-cell table:number-columns-repeated="4" table:style-name="ce2" table:content-validation-name="val1"/>
          <table:table-cell/>
          <table:table-cell table:style-name="ce33" table:formula="of:=INDEX([$Reference.$F$3:.$F$11];MATCH([.$B$7];[$Reference.$E$3:.$E$11];0))" office:value-type="string" office:string-value="Intelligence" calcext:value-type="string" table:number-columns-spanned="3" table:number-rows-spanned="1">
            <text:p>Intelligence</text:p>
          </table:table-cell>
          <table:covered-table-cell table:number-columns-repeated="2" table:style-name="ce33"/>
          <table:table-cell/>
          <table:table-cell table:style-name="ce33" table:formula="of:=8+[.$P$7]" office:value-type="float" office:value="16" calcext:value-type="float" table:number-columns-spanned="3" table:number-rows-spanned="1">
            <text:p>16</text:p>
          </table:table-cell>
          <table:covered-table-cell table:number-columns-repeated="2" table:style-name="ce33"/>
          <table:table-cell/>
          <table:table-cell table:style-name="ce295" table:formula="of:=[$'Stats and Profs.'.$D$9]+INDEX([$'Backing Sheet'.$C$3:.$C$8];MATCH([.$H$7];[$'Backing Sheet'.$A$3:.$A$8];0))" office:value-type="float" office:value="8" calcext:value-type="float" table:number-columns-spanned="3" table:number-rows-spanned="1">
            <text:p>8</text:p>
          </table:table-cell>
          <table:covered-table-cell table:number-columns-repeated="2" table:style-name="ce296"/>
          <table:table-cell table:number-columns-repeated="16366"/>
        </table:table-row>
        <table:table-row table:style-name="ro1">
          <table:table-cell/>
          <table:covered-table-cell table:number-columns-repeated="5" table:style-name="ce2" table:content-validation-name="val1"/>
          <table:table-cell/>
          <table:table-cell table:style-name="ce24" office:value-type="string" calcext:value-type="string">
            <text:p>SPELLCASTING ABILITY</text:p>
          </table:table-cell>
          <table:table-cell table:number-columns-repeated="3"/>
          <table:table-cell table:style-name="ce24" office:value-type="string" calcext:value-type="string">
            <text:p>SPELL SAVE DC</text:p>
          </table:table-cell>
          <table:table-cell table:number-columns-repeated="3"/>
          <table:table-cell table:style-name="ce24" office:value-type="string" calcext:value-type="string">
            <text:p>SPELL ATTACK BONUS</text:p>
          </table:table-cell>
          <table:table-cell table:number-columns-repeated="16368"/>
        </table:table-row>
        <table:table-row table:style-name="ro1">
          <table:table-cell/>
          <table:table-cell table:style-name="ce24" office:value-type="string" calcext:value-type="string">
            <text:p>SPELLCASTING CLASS</text:p>
          </table:table-cell>
          <table:table-cell table:number-columns-repeated="16382"/>
        </table:table-row>
        <table:table-row table:style-name="ro1" table:number-rows-repeated="2">
          <table:table-cell table:number-columns-repeated="16384"/>
        </table:table-row>
        <table:table-row table:style-name="ro3">
          <table:table-cell/>
          <table:table-cell table:style-name="ce252" office:value-type="float" office:value="0" calcext:value-type="float" table:number-columns-spanned="1" table:number-rows-spanned="2">
            <text:p>0</text:p>
          </table:table-cell>
          <table:table-cell table:style-name="ce145" office:value-type="string" calcext:value-type="string" table:number-columns-spanned="4" table:number-rows-spanned="2">
            <text:p>CANTRIPS</text:p>
          </table:table-cell>
          <table:covered-table-cell table:number-columns-repeated="3" table:style-name="ce145"/>
          <table:table-cell/>
          <table:table-cell table:style-name="ce256" office:value-type="float" office:value="2" calcext:value-type="float" table:number-columns-spanned="1" table:number-rows-spanned="2">
            <text:p>2</text:p>
          </table:table-cell>
          <table:table-cell table:style-name="ce263" table:formula="of:=SUMIFS(INDEX([$Reference.$E$14:.$O$193];;MATCH(TEXT([.H12];&quot;#&quot;);[$Reference.$E$13:.$O$13];0));[$Reference.$E$14:.$E$193];[.$B$7];[$Reference.$F$14:.$F$193];[.$J$2])" office:value-type="float" office:value="3" calcext:value-type="float" table:number-columns-spanned="2" table:number-rows-spanned="2">
            <text:p>3</text:p>
          </table:table-cell>
          <table:covered-table-cell table:style-name="ce263"/>
          <table:table-cell table:style-name="ce279" office:value-type="float" office:value="2" calcext:value-type="float" table:number-columns-spanned="2" table:number-rows-spanned="2">
            <text:p>2</text:p>
          </table:table-cell>
          <table:covered-table-cell table:style-name="ce283"/>
          <table:table-cell/>
          <table:table-cell table:style-name="ce256" office:value-type="float" office:value="4" calcext:value-type="float" table:number-columns-spanned="1" table:number-rows-spanned="2">
            <text:p>4</text:p>
          </table:table-cell>
          <table:table-cell table:style-name="ce263" table:formula="of:=SUMIFS(INDEX([$Reference.$E$14:.$O$193];;MATCH(TEXT([.N12];&quot;#&quot;);[$Reference.$E$13:.$O$13];0));[$Reference.$E$14:.$E$193];[.$B$7];[$Reference.$F$14:.$F$193];[.$J$2])" office:value-type="float" office:value="0" calcext:value-type="float" table:number-columns-spanned="2" table:number-rows-spanned="2">
            <text:p>0</text:p>
          </table:table-cell>
          <table:covered-table-cell table:style-name="ce263"/>
          <table:table-cell table:style-name="ce297" office:value-type="float" office:value="0" calcext:value-type="float" table:number-columns-spanned="2" table:number-rows-spanned="2">
            <text:p>0</text:p>
          </table:table-cell>
          <table:covered-table-cell table:style-name="ce301"/>
          <table:table-cell/>
          <table:table-cell table:style-name="ce256" office:value-type="float" office:value="6" calcext:value-type="float" table:number-columns-spanned="1" table:number-rows-spanned="2">
            <text:p>6</text:p>
          </table:table-cell>
          <table:table-cell table:style-name="ce263" table:formula="of:=SUMIFS(INDEX([$Reference.$E$14:.$O$193];;MATCH(TEXT([.T12];&quot;#&quot;);[$Reference.$E$13:.$O$13];0));[$Reference.$E$14:.$E$193];[.$B$7];[$Reference.$F$14:.$F$193];[.$J$2])" office:value-type="float" office:value="0" calcext:value-type="float" table:number-columns-spanned="2" table:number-rows-spanned="2">
            <text:p>0</text:p>
          </table:table-cell>
          <table:covered-table-cell table:style-name="ce263"/>
          <table:table-cell table:style-name="ce311" office:value-type="float" office:value="0" calcext:value-type="float" table:number-columns-spanned="2" table:number-rows-spanned="2">
            <text:p>0</text:p>
          </table:table-cell>
          <table:covered-table-cell table:style-name="ce315"/>
          <table:table-cell/>
          <table:table-cell table:style-name="ce256" office:value-type="float" office:value="8" calcext:value-type="float" table:number-columns-spanned="1" table:number-rows-spanned="2">
            <text:p>8</text:p>
          </table:table-cell>
          <table:table-cell table:style-name="ce263" table:formula="of:=SUMIFS(INDEX([$Reference.$E$14:.$O$193];;MATCH(TEXT([.Z12];&quot;#&quot;);[$Reference.$E$13:.$O$13];0));[$Reference.$E$14:.$E$193];[.$B$7];[$Reference.$F$14:.$F$193];[.$J$2])" office:value-type="float" office:value="0" calcext:value-type="float" table:number-columns-spanned="2" table:number-rows-spanned="2">
            <text:p>0</text:p>
          </table:table-cell>
          <table:covered-table-cell table:style-name="ce263"/>
          <table:table-cell table:style-name="ce325" office:value-type="float" office:value="0" calcext:value-type="float" table:number-columns-spanned="2" table:number-rows-spanned="2">
            <text:p>0</text:p>
          </table:table-cell>
          <table:covered-table-cell table:style-name="ce329"/>
          <table:table-cell table:number-columns-repeated="16354"/>
        </table:table-row>
        <table:table-row table:style-name="ro5">
          <table:table-cell/>
          <table:covered-table-cell table:style-name="ce252"/>
          <table:covered-table-cell table:number-columns-repeated="4" table:style-name="ce145"/>
          <table:table-cell/>
          <table:covered-table-cell table:style-name="ce256"/>
          <table:covered-table-cell table:number-columns-repeated="2" table:style-name="ce263"/>
          <table:covered-table-cell table:style-name="ce280"/>
          <table:covered-table-cell table:style-name="ce284"/>
          <table:table-cell/>
          <table:covered-table-cell table:style-name="ce256"/>
          <table:covered-table-cell table:number-columns-repeated="2" table:style-name="ce263"/>
          <table:covered-table-cell table:style-name="ce298"/>
          <table:covered-table-cell table:style-name="ce302"/>
          <table:table-cell/>
          <table:covered-table-cell table:style-name="ce256"/>
          <table:covered-table-cell table:number-columns-repeated="2" table:style-name="ce263"/>
          <table:covered-table-cell table:style-name="ce312"/>
          <table:covered-table-cell table:style-name="ce316"/>
          <table:table-cell/>
          <table:covered-table-cell table:style-name="ce256"/>
          <table:covered-table-cell table:number-columns-repeated="2" table:style-name="ce263"/>
          <table:covered-table-cell table:style-name="ce326"/>
          <table:covered-table-cell table:style-name="ce330"/>
          <table:table-cell table:number-columns-repeated="16354"/>
        </table:table-row>
        <table:table-row table:style-name="ro4">
          <table:table-cell/>
          <table:table-cell table:style-name="ce138" office:value-type="string" calcext:value-type="string" table:number-columns-spanned="5" table:number-rows-spanned="1">
            <text:p>Mage Hand</text:p>
          </table:table-cell>
          <table:covered-table-cell table:number-columns-repeated="4" table:style-name="ce138"/>
          <table:table-cell/>
          <table:table-cell table:style-name="ce272" office:value-type="float" office:value="1" calcext:value-type="float">
            <text:p>1</text:p>
          </table:table-cell>
          <table:table-cell table:style-name="ce149" office:value-type="string" calcext:value-type="string" table:number-columns-spanned="4" table:number-rows-spanned="1">
            <text:p>Misty Step (Once per long rest or lv2 spell slot)</text:p>
          </table:table-cell>
          <table:covered-table-cell table:number-columns-repeated="3" table:style-name="ce149"/>
          <table:table-cell table:style-name="ce287" office:value-type="float" office:value="0" calcext:value-type="float">
            <text:p>0</text:p>
          </table:table-cell>
          <table:table-cell table:style-name="ce28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5"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19"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Thorn Whip</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Web</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Prestidigitat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Immovable Object</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essage</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Levitate</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office:value-type="string" calcext:value-type="string" table:number-columns-spanned="5" table:number-rows-spanned="1">
            <text:p>Minor Illusion</text:p>
          </table:table-cell>
          <table:covered-table-cell table:number-columns-repeated="4" table:style-name="ce138"/>
          <table:table-cell/>
          <table:table-cell table:style-name="ce274" office:value-type="float" office:value="1" calcext:value-type="float">
            <text:p>1</text:p>
          </table:table-cell>
          <table:table-cell table:style-name="ce149" office:value-type="string" calcext:value-type="string" table:number-columns-spanned="4" table:number-rows-spanned="1">
            <text:p>Rope Trick</text:p>
          </table:table-cell>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3">
          <table:table-cell/>
          <table:table-cell table:style-name="ce138" office:value-type="string" calcext:value-type="string" table:number-columns-spanned="5" table:number-rows-spanned="1">
            <text:p>Mending</text:p>
          </table:table-cell>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5">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4"/>
          <table:table-cell table:style-name="ce261" table:number-columns-repeated="3"/>
          <table:table-cell table:style-name="ce26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38" table:number-columns-spanned="5" table:number-rows-spanned="1"/>
          <table:covered-table-cell table:number-columns-repeated="4" table:style-name="ce138"/>
          <table:table-cell/>
          <table:table-cell table:style-name="ce274"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0"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6"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0"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140" table:number-columns-spanned="5" table:number-rows-spanned="1"/>
          <table:covered-table-cell table:number-columns-repeated="4" table:style-name="ce140"/>
          <table:table-cell/>
          <table:table-cell table:style-name="ce275"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1"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07"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1"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table-cell table:style-name="ce234" office:value-type="string" calcext:value-type="string">
            <text:p>SPELL LEVEL</text:p>
          </table:table-cell>
          <table:table-cell table:style-name="ce147" office:value-type="string" calcext:value-type="string" table:number-columns-spanned="2" table:number-rows-spanned="1">
            <text:p>SLOTS TOTAL</text:p>
          </table:table-cell>
          <table:covered-table-cell table:style-name="ce147"/>
          <table:table-cell table:style-name="ce147" office:value-type="string" calcext:value-type="string" table:number-columns-spanned="2" table:number-rows-spanned="1">
            <text:p>SLOTS EXPENDED</text:p>
          </table:table-cell>
          <table:covered-table-cell table:style-name="ce147"/>
          <table:table-cell table:number-columns-repeated="16378"/>
        </table:table-row>
        <table:table-row table:style-name="ro3">
          <table:table-cell/>
          <table:table-cell table:style-name="ce256" office:value-type="float" office:value="1" calcext:value-type="float" table:number-columns-spanned="1" table:number-rows-spanned="2">
            <text:p>1</text:p>
          </table:table-cell>
          <table:table-cell table:style-name="ce263" table:formula="of:=SUMIFS(INDEX([$Reference.$E$14:.$O$193];;MATCH(TEXT([.B29];&quot;#&quot;);[$Reference.$E$13:.$O$13];0));[$Reference.$E$14:.$E$193];[.$B$7];[$Reference.$F$14:.$F$193];[.$J$2])" office:value-type="float" office:value="4" calcext:value-type="float" table:number-columns-spanned="2" table:number-rows-spanned="2">
            <text:p>4</text:p>
          </table:table-cell>
          <table:covered-table-cell table:style-name="ce263"/>
          <table:table-cell table:style-name="ce266" office:value-type="float" office:value="1" calcext:value-type="float" table:number-columns-spanned="2" table:number-rows-spanned="2">
            <text:p>1</text:p>
          </table:table-cell>
          <table:covered-table-cell table:style-name="ce269"/>
          <table:table-cell/>
          <table:table-cell table:style-name="ce256" office:value-type="float" office:value="3" calcext:value-type="float" table:number-columns-spanned="1" table:number-rows-spanned="2">
            <text:p>3</text:p>
          </table:table-cell>
          <table:table-cell table:style-name="ce263" table:formula="of:=SUMIFS(INDEX([$Reference.$E$14:.$O$193];;MATCH(TEXT([.H29];&quot;#&quot;);[$Reference.$E$13:.$O$13];0));[$Reference.$E$14:.$E$193];[.$B$7];[$Reference.$F$14:.$F$193];[.$J$2])" office:value-type="float" office:value="3" calcext:value-type="float" table:number-columns-spanned="2" table:number-rows-spanned="2">
            <text:p>3</text:p>
          </table:table-cell>
          <table:covered-table-cell table:style-name="ce263"/>
          <table:table-cell table:style-name="ce281" office:value-type="float" office:value="3" calcext:value-type="float" table:number-columns-spanned="2" table:number-rows-spanned="2">
            <text:p>3</text:p>
          </table:table-cell>
          <table:covered-table-cell table:style-name="ce285"/>
          <table:table-cell/>
          <table:table-cell table:style-name="ce256" office:value-type="float" office:value="5" calcext:value-type="float" table:number-columns-spanned="1" table:number-rows-spanned="2">
            <text:p>5</text:p>
          </table:table-cell>
          <table:table-cell table:style-name="ce263" table:formula="of:=SUMIFS(INDEX([$Reference.$E$14:.$O$193];;MATCH(TEXT([.N29];&quot;#&quot;);[$Reference.$E$13:.$O$13];0));[$Reference.$E$14:.$E$193];[.$B$7];[$Reference.$F$14:.$F$193];[.$J$2])" office:value-type="float" office:value="0" calcext:value-type="float" table:number-columns-spanned="2" table:number-rows-spanned="2">
            <text:p>0</text:p>
          </table:table-cell>
          <table:covered-table-cell table:style-name="ce263"/>
          <table:table-cell table:style-name="ce299" office:value-type="float" office:value="0" calcext:value-type="float" table:number-columns-spanned="2" table:number-rows-spanned="2">
            <text:p>0</text:p>
          </table:table-cell>
          <table:covered-table-cell table:style-name="ce303"/>
          <table:table-cell/>
          <table:table-cell table:style-name="ce256" office:value-type="float" office:value="7" calcext:value-type="float" table:number-columns-spanned="1" table:number-rows-spanned="2">
            <text:p>7</text:p>
          </table:table-cell>
          <table:table-cell table:style-name="ce263" table:formula="of:=SUMIFS(INDEX([$Reference.$E$14:.$O$193];;MATCH(TEXT([.T29];&quot;#&quot;);[$Reference.$E$13:.$O$13];0));[$Reference.$E$14:.$E$193];[.$B$7];[$Reference.$F$14:.$F$193];[.$J$2])" office:value-type="float" office:value="0" calcext:value-type="float" table:number-columns-spanned="2" table:number-rows-spanned="2">
            <text:p>0</text:p>
          </table:table-cell>
          <table:covered-table-cell table:style-name="ce263"/>
          <table:table-cell table:style-name="ce313" office:value-type="float" office:value="0" calcext:value-type="float" table:number-columns-spanned="2" table:number-rows-spanned="2">
            <text:p>0</text:p>
          </table:table-cell>
          <table:covered-table-cell table:style-name="ce317"/>
          <table:table-cell/>
          <table:table-cell table:style-name="ce256" office:value-type="float" office:value="9" calcext:value-type="float" table:number-columns-spanned="1" table:number-rows-spanned="2">
            <text:p>9</text:p>
          </table:table-cell>
          <table:table-cell table:style-name="ce263" table:formula="of:=SUMIFS(INDEX([$Reference.$E$14:.$O$193];;MATCH(TEXT([.Z29];&quot;#&quot;);[$Reference.$E$13:.$O$13];0));[$Reference.$E$14:.$E$193];[.$B$7];[$Reference.$F$14:.$F$193];[.$J$2])" office:value-type="float" office:value="0" calcext:value-type="float" table:number-columns-spanned="2" table:number-rows-spanned="2">
            <text:p>0</text:p>
          </table:table-cell>
          <table:covered-table-cell table:style-name="ce263"/>
          <table:table-cell table:style-name="ce327" office:value-type="float" office:value="0" calcext:value-type="float" table:number-columns-spanned="2" table:number-rows-spanned="2">
            <text:p>0</text:p>
          </table:table-cell>
          <table:covered-table-cell table:style-name="ce331"/>
          <table:table-cell table:number-columns-repeated="16354"/>
        </table:table-row>
        <table:table-row table:style-name="ro3">
          <table:table-cell/>
          <table:covered-table-cell table:style-name="ce256"/>
          <table:covered-table-cell table:number-columns-repeated="2" table:style-name="ce263"/>
          <table:covered-table-cell table:style-name="ce267"/>
          <table:covered-table-cell table:style-name="ce270"/>
          <table:table-cell/>
          <table:covered-table-cell table:style-name="ce256"/>
          <table:covered-table-cell table:number-columns-repeated="2" table:style-name="ce263"/>
          <table:covered-table-cell table:style-name="ce282"/>
          <table:covered-table-cell table:style-name="ce286"/>
          <table:table-cell/>
          <table:covered-table-cell table:style-name="ce256"/>
          <table:covered-table-cell table:number-columns-repeated="2" table:style-name="ce263"/>
          <table:covered-table-cell table:style-name="ce300"/>
          <table:covered-table-cell table:style-name="ce304"/>
          <table:table-cell/>
          <table:covered-table-cell table:style-name="ce256"/>
          <table:covered-table-cell table:number-columns-repeated="2" table:style-name="ce263"/>
          <table:covered-table-cell table:style-name="ce314"/>
          <table:covered-table-cell table:style-name="ce318"/>
          <table:table-cell/>
          <table:covered-table-cell table:style-name="ce256"/>
          <table:covered-table-cell table:number-columns-repeated="2" table:style-name="ce263"/>
          <table:covered-table-cell table:style-name="ce328"/>
          <table:covered-table-cell table:style-name="ce332"/>
          <table:table-cell table:number-columns-repeated="16354"/>
        </table:table-row>
        <table:table-row table:style-name="ro4">
          <table:table-cell table:style-name="ce251" office:value-type="string" calcext:value-type="string">
            <text:p>PREPARED=1</text:p>
          </table:table-cell>
          <table:table-cell table:style-name="ce257" office:value-type="float" office:value="1" calcext:value-type="float">
            <text:p>1</text:p>
          </table:table-cell>
          <table:table-cell table:style-name="ce149" office:value-type="string" calcext:value-type="string" table:number-columns-spanned="4" table:number-rows-spanned="1">
            <text:p>Bless (Once per long rest or lv1 spell slot)</text:p>
          </table:table-cell>
          <table:covered-table-cell table:number-columns-repeated="3" table:style-name="ce149"/>
          <table:table-cell table:style-name="ce271" office:value-type="float" office:value="0" calcext:value-type="float">
            <text:p>0</text:p>
          </table:table-cell>
          <table:table-cell table:style-name="ce276" office:value-type="float" office:value="1" calcext:value-type="float">
            <text:p>1</text:p>
          </table:table-cell>
          <table:table-cell table:style-name="ce149" office:value-type="string" calcext:value-type="string" table:number-columns-spanned="4" table:number-rows-spanned="1">
            <text:p>Counterspell</text:p>
          </table:table-cell>
          <table:covered-table-cell table:number-columns-repeated="3" table:style-name="ce149"/>
          <table:table-cell/>
          <table:table-cell table:style-name="ce292"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2"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Absorb elements</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Pulse Wave</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nify Gravity </text:p>
          </table:table-cell>
          <table:covered-table-cell table:number-columns-repeated="3" table:style-name="ce149"/>
          <table:table-cell/>
          <table:table-cell table:style-name="ce277" office:value-type="float" office:value="1" calcext:value-type="float">
            <text:p>1</text:p>
          </table:table-cell>
          <table:table-cell table:style-name="ce149" office:value-type="string" calcext:value-type="string" table:number-columns-spanned="4" table:number-rows-spanned="1">
            <text:p>Fly</text:p>
          </table:table-cell>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Shield</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Magic Missile</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Feather Fall</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Identify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Find Familiar ®</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office:value-type="string" calcext:value-type="string" table:number-columns-spanned="4" table:number-rows-spanned="1">
            <text:p>Alarm</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1" calcext:value-type="float">
            <text:p>1</text:p>
          </table:table-cell>
          <table:table-cell table:style-name="ce149" office:value-type="string" calcext:value-type="string" table:number-columns-spanned="4" table:number-rows-spanned="1">
            <text:p>Detect Magic</text:p>
          </table:table-cell>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8"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77"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293"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09" office:value-type="float" office:value="0" calcext:value-type="float">
            <text:p>0</text:p>
          </table:table-cell>
          <table:table-cell table:style-name="ce149" table:number-columns-spanned="4" table:number-rows-spanned="1"/>
          <table:covered-table-cell table:number-columns-repeated="3" table:style-name="ce149"/>
          <table:table-cell/>
          <table:table-cell table:style-name="ce323" office:value-type="float" office:value="0" calcext:value-type="float">
            <text:p>0</text:p>
          </table:table-cell>
          <table:table-cell table:style-name="ce149" table:number-columns-spanned="4" table:number-rows-spanned="1"/>
          <table:covered-table-cell table:number-columns-repeated="3" table:style-name="ce149"/>
          <table:table-cell table:number-columns-repeated="16354"/>
        </table:table-row>
        <table:table-row table:style-name="ro4">
          <table:table-cell/>
          <table:table-cell table:style-name="ce259"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78"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294"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10" office:value-type="float" office:value="0" calcext:value-type="float">
            <text:p>0</text:p>
          </table:table-cell>
          <table:table-cell table:style-name="ce150" table:number-columns-spanned="4" table:number-rows-spanned="1"/>
          <table:covered-table-cell table:number-columns-repeated="3" table:style-name="ce150"/>
          <table:table-cell/>
          <table:table-cell table:style-name="ce324" office:value-type="float" office:value="0" calcext:value-type="float">
            <text:p>0</text:p>
          </table:table-cell>
          <table:table-cell table:style-name="ce150" table:number-columns-spanned="4" table:number-rows-spanned="1"/>
          <table:covered-table-cell table:number-columns-repeated="3" table:style-name="ce150"/>
          <table:table-cell table:number-columns-repeated="16354"/>
        </table:table-row>
        <table:table-row table:style-name="ro1">
          <table:table-cell table:number-columns-repeated="16384"/>
        </table:table-row>
        <table:table-row table:style-name="ro8" table:number-rows-repeated="1048530">
          <table:table-cell table:number-columns-repeated="16384"/>
        </table:table-row>
        <table:table-row table:style-name="ro8">
          <table:table-cell table:number-columns-repeated="16384"/>
        </table:table-row>
        <calcext:conditional-formats>
          <calcext:conditional-format calcext:target-range-address="Spellcasting.AC29:Spellcasting.AD30">
            <calcext:condition calcext:apply-style-name="ConditionalStyle_11" calcext:value="&gt;[.AA29]" calcext:base-cell-address="Spellcasting.AC29"/>
          </calcext:conditional-format>
          <calcext:conditional-format calcext:target-range-address="Spellcasting.AC12:Spellcasting.AD13">
            <calcext:condition calcext:apply-style-name="ConditionalStyle_12" calcext:value="&gt;[.AA12]" calcext:base-cell-address="Spellcasting.AC12"/>
          </calcext:conditional-format>
          <calcext:conditional-format calcext:target-range-address="Spellcasting.W29:Spellcasting.X30">
            <calcext:condition calcext:apply-style-name="ConditionalStyle_13" calcext:value="&gt;[.U29]" calcext:base-cell-address="Spellcasting.W29"/>
          </calcext:conditional-format>
          <calcext:conditional-format calcext:target-range-address="Spellcasting.W12:Spellcasting.X13">
            <calcext:condition calcext:apply-style-name="ConditionalStyle_14" calcext:value="&gt;[.U12]" calcext:base-cell-address="Spellcasting.W12"/>
          </calcext:conditional-format>
          <calcext:conditional-format calcext:target-range-address="Spellcasting.Q29:Spellcasting.R30">
            <calcext:condition calcext:apply-style-name="ConditionalStyle_15" calcext:value="&gt;[.O29]" calcext:base-cell-address="Spellcasting.Q29"/>
          </calcext:conditional-format>
          <calcext:conditional-format calcext:target-range-address="Spellcasting.Q12:Spellcasting.R13">
            <calcext:condition calcext:apply-style-name="ConditionalStyle_16" calcext:value="&gt;[.O12]" calcext:base-cell-address="Spellcasting.Q12"/>
          </calcext:conditional-format>
          <calcext:conditional-format calcext:target-range-address="Spellcasting.K29:Spellcasting.L30">
            <calcext:condition calcext:apply-style-name="ConditionalStyle_17" calcext:value="&gt;[.I29]" calcext:base-cell-address="Spellcasting.K29"/>
          </calcext:conditional-format>
          <calcext:conditional-format calcext:target-range-address="Spellcasting.K12:Spellcasting.L13">
            <calcext:condition calcext:apply-style-name="ConditionalStyle_18" calcext:value="&gt;[.I12]" calcext:base-cell-address="Spellcasting.K12"/>
          </calcext:conditional-format>
          <calcext:conditional-format calcext:target-range-address="Spellcasting.E29:Spellcasting.F30">
            <calcext:condition calcext:apply-style-name="ConditionalStyle_19" calcext:value="&gt;[.C29]" calcext:base-cell-address="Spellcasting.E29"/>
          </calcext:conditional-format>
          <calcext:conditional-format calcext:target-range-address="Spellcasting.P7:Spellcasting.R7">
            <calcext:condition calcext:apply-style-name="ConditionalStyle_20" calcext:value="&gt;0" calcext:base-cell-address="Spellcasting.P7"/>
          </calcext:conditional-format>
          <calcext:conditional-format calcext:target-range-address="Spellcasting.B31:Spellcasting.B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14:Spellcasting.H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H31:Spellcasting.H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31:Spellcasting.N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14:Spellcasting.T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T31:Spellcasting.T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14:Spellcasting.Z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Z31:Spellcasting.Z44">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G31:Spellcasting.G31">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N14:Spellcasting.N27">
            <calcext:icon-set calcext:icon-set-type="3Symbols2">
              <calcext:formatting-entry calcext:value="0" calcext:type="percent"/>
              <calcext:formatting-entry calcext:value="0" calcext:type="number"/>
              <calcext:formatting-entry calcext:value="1" calcext:type="number"/>
            </calcext:icon-set>
          </calcext:conditional-format>
          <calcext:conditional-format calcext:target-range-address="Spellcasting.M14:Spellcasting.M14">
            <calcext:icon-set calcext:icon-set-type="3Symbols2">
              <calcext:formatting-entry calcext:value="0" calcext:type="percent"/>
              <calcext:formatting-entry calcext:value="0" calcext:type="number"/>
              <calcext:formatting-entry calcext:value="1" calcext:type="number"/>
            </calcext:icon-set>
          </calcext:conditional-format>
        </calcext:conditional-formats>
      </table:table>
      <table:table table:name="Backstory. Allies and Treasure" table:style-name="ta4">
        <office:forms form:automatic-focus="false" form:apply-design-mode="false"/>
        <table:table-column table:style-name="co1" table:number-columns-repeated="16384" table:default-cell-style-name="ce22"/>
        <table:table-row table:style-name="ro1">
          <table:table-cell table:number-columns-repeated="16384"/>
        </table:table-row>
        <table:table-row table:style-name="ro1">
          <table:table-cell/>
          <table:table-cell table:style-name="ce2" table:formula="of:=[$'Stats and Profs.'.$B$2]" office:value-type="string" office:string-value="Richter “RIKU” Marcellus" calcext:value-type="string" table:number-columns-spanned="5" table:number-rows-spanned="2">
            <text:p>Richter “RIKU” Marcellus</text:p>
          </table:table-cell>
          <table:covered-table-cell table:number-columns-repeated="4" table:style-name="ce2"/>
          <table:table-cell/>
          <table:table-cell table:style-name="ce33" office:value-type="float" office:value="27" calcext:value-type="float" table:number-columns-spanned="3" table:number-rows-spanned="1">
            <text:p>27</text:p>
          </table:table-cell>
          <table:covered-table-cell table:number-columns-repeated="2" table:style-name="ce33"/>
          <table:table-cell/>
          <table:table-cell table:style-name="ce33" office:value-type="float" office:value="190" calcext:value-type="float" table:number-columns-spanned="3" table:number-rows-spanned="1">
            <text:p>190</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covered-table-cell table:number-columns-repeated="5" table:style-name="ce2"/>
          <table:table-cell/>
          <table:table-cell table:style-name="ce24" office:value-type="string" calcext:value-type="string">
            <text:p>Age</text:p>
          </table:table-cell>
          <table:table-cell table:style-name="ce80"/>
          <table:table-cell table:style-name="ce24"/>
          <table:table-cell table:style-name="ce80"/>
          <table:table-cell table:style-name="ce24" office:value-type="string" calcext:value-type="string">
            <text:p>Height</text:p>
          </table:table-cell>
          <table:table-cell table:style-name="ce80" table:number-columns-repeated="3"/>
          <table:table-cell table:style-name="ce24" office:value-type="string" calcext:value-type="string">
            <text:p>Weight</text:p>
          </table:table-cell>
          <table:table-cell table:style-name="ce80"/>
          <table:table-cell table:number-columns-repeated="16367"/>
        </table:table-row>
        <table:table-row table:style-name="ro1">
          <table:table-cell/>
          <table:table-cell table:style-name="ce24" office:value-type="string" calcext:value-type="string">
            <text:p>Character Name</text:p>
          </table:table-cell>
          <table:table-cell table:number-columns-repeated="5"/>
          <table:table-cell table:style-name="ce33" office:value-type="string" calcext:value-type="string" table:number-columns-spanned="3" table:number-rows-spanned="1">
            <text:p>Heterochromia </text:p>
          </table:table-cell>
          <table:covered-table-cell table:number-columns-repeated="2" table:style-name="ce33"/>
          <table:table-cell/>
          <table:table-cell table:style-name="ce33" office:value-type="string" calcext:value-type="string" table:number-columns-spanned="3" table:number-rows-spanned="1">
            <text:p>Tan or burnt covered in bandages</text:p>
          </table:table-cell>
          <table:covered-table-cell table:number-columns-repeated="2" table:style-name="ce33"/>
          <table:table-cell/>
          <table:table-cell table:style-name="ce33" table:number-columns-spanned="3" table:number-rows-spanned="1"/>
          <table:covered-table-cell table:number-columns-repeated="2" table:style-name="ce33"/>
          <table:table-cell table:number-columns-repeated="16366"/>
        </table:table-row>
        <table:table-row table:style-name="ro1">
          <table:table-cell table:number-columns-repeated="7"/>
          <table:table-cell table:style-name="ce24" office:value-type="string" calcext:value-type="string">
            <text:p>Eyes</text:p>
          </table:table-cell>
          <table:table-cell table:style-name="ce80" table:number-columns-repeated="3"/>
          <table:table-cell table:style-name="ce24" office:value-type="string" calcext:value-type="string">
            <text:p>Skin</text:p>
          </table:table-cell>
          <table:table-cell table:style-name="ce80" table:number-columns-repeated="3"/>
          <table:table-cell table:style-name="ce24" office:value-type="string" calcext:value-type="string">
            <text:p>Hair</text:p>
          </table:table-cell>
          <table:table-cell table:number-columns-repeated="16368"/>
        </table:table-row>
        <table:table-row table:style-name="ro1">
          <table:table-cell table:number-columns-repeated="16384"/>
        </table:table-row>
        <table:table-row table:style-name="ro1">
          <table:table-cell/>
          <table:table-cell table:style-name="ce110" office:value-type="string" calcext:value-type="string" table:number-columns-spanned="5" table:number-rows-spanned="19">
            <text:p>Richter Marcellus was a Priest of Khartanism,</text:p>
            <text:p>but also a scholar and professor of Graviturgy.</text:p>
            <text:p>One day as Richter was writing a report on a spell</text:p>
            <text:p>he had hypothesised use-cases for a spell called Immovable Object.</text:p>
            <text:p>It was a spell that could fix an item in it’s place making it</text:p>
            <text:p>unable to be moved.</text:p>
            <text:p>He was to send in the report at noon and help with an</text:p>
            <text:p>experiment using Immovable Object to stabilise the containers while the researcher was operating.</text:p>
            <text:p>Everything had gone smoothly like clockwork.</text:p>
            <text:p>The highly unstable reactions were contained during the creation process and now had to pipe down for a few hours.</text:p>
            <text:p/>
            <text:p>It was then the Orcs attacked the monastery.</text:p>
            <text:p>They had brought fire, artillery, and a whole ass army ready to take heads, obliterate buildings, and burn the remains.</text:p>
            <text:p>During the chaos and warfare the unstable reaction had gone to shit, and immediately exploded into a massive elemental blast of all colours.</text:p>
            <text:p>The explosion grew larger and larger in size, as it consumed the entire building eventually catching Richter in the blast.</text:p>
            <text:p>He was however able to absorb what he took into his right arm, leaving him relatively unscathed..</text:p>
            <text:p>Little was left but rubble ash and corpses. </text:p>
            <text:p>Very few could’ve survived such a blast Richter thought.</text:p>
            <text:p/>
            <text:p>As the flesh of his right arm was burning up, and slowly spreading to his torso. He put out the flames, and embeded his arm with several arcare focuses. </text:p>
            <text:p>Before he found the remains of his reaserch and tore up his pages into bandages to wrap his arm with.</text:p>
            <text:p>He then was able to channel his magic through the arm and his body, heightening his magical senses to new hights. (With bonus Heterochromia due to Mana poisoning in his body)</text:p>
            <text:p/>
            <text:p>He now hurried southward to a nearby town, fearfull of the incomming attacks from the Orcs.</text:p>
            <text:p>He took on the alias RIKU so as to not stand out to much and be a potential target for bandits and other wrongdoers.</text:p>
            <text:p>To be continued.</text:p>
            <text:p/>
          </table:table-cell>
          <table:covered-table-cell table:number-columns-repeated="4" table:style-name="ce87"/>
          <table:table-cell/>
          <table:table-cell table:style-name="ce87" office:value-type="string" calcext:value-type="string" table:number-columns-spanned="3" table:number-rows-spanned="19">
            <text:p>Emir Geldrot Alkharos</text:p>
            <text:p>Múk</text:p>
            <text:p>Khad</text:p>
            <text:p>Gitosh</text:p>
            <text:p>Nazir</text:p>
            <text:p/>
          </table:table-cell>
          <table:covered-table-cell table:number-columns-repeated="2" table:style-name="ce87"/>
          <table:table-cell/>
          <table:table-cell table:style-name="ce340" office:value-type="string" calcext:value-type="string" table:number-columns-spanned="4" table:number-rows-spanned="1">
            <text:p>Fertilizers.</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2"/>
          <table:table-cell table:style-name="ce340" office:value-type="string" calcext:value-type="string" table:number-columns-spanned="4" table:number-rows-spanned="1">
            <text:p>Skeletal Fuckface</text:p>
          </table:table-cell>
          <table:covered-table-cell table:number-columns-repeated="3" table:style-name="ce340"/>
          <table:table-cell table:style-name="ce343" table:number-columns-spanned="4" table:number-rows-spanned="1"/>
          <table:covered-table-cell table:number-columns-repeated="3" table:style-name="ce343"/>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office:value-type="string" calcext:value-type="string" table:number-columns-spanned="4" table:number-rows-spanned="1">
            <text:p>Khad </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office:value-type="string" calcext:value-type="string" table:number-columns-spanned="4" table:number-rows-spanned="1">
            <text:p>Skull crusher</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office:value-type="string" calcext:value-type="string" table:number-columns-spanned="4" table:number-rows-spanned="1">
            <text:p>Köring</text:p>
          </table:table-cell>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1">
          <table:table-cell/>
          <table:covered-table-cell table:number-columns-repeated="5" table:style-name="ce87"/>
          <table:table-cell/>
          <table:covered-table-cell table:number-columns-repeated="3" table:style-name="ce87"/>
          <table:table-cell/>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2"/>
          <table:table-cell table:style-name="ce341" table:number-columns-spanned="4" table:number-rows-spanned="1"/>
          <table:covered-table-cell table:number-columns-repeated="3" table:style-name="ce341"/>
          <table:table-cell table:style-name="ce344" table:number-columns-spanned="4" table:number-rows-spanned="1"/>
          <table:covered-table-cell table:number-columns-repeated="3" table:style-name="ce344"/>
          <table:table-cell table:number-columns-repeated="16355"/>
        </table:table-row>
        <table:table-row table:style-name="ro9">
          <table:table-cell/>
          <table:table-cell table:style-name="ce72"/>
          <table:table-cell table:style-name="ce82"/>
          <table:table-cell table:style-name="ce94" office:value-type="string" calcext:value-type="string">
            <text:p>CHARACTER BACKSTORY</text:p>
          </table:table-cell>
          <table:table-cell table:style-name="ce82"/>
          <table:table-cell table:style-name="ce105"/>
          <table:table-cell/>
          <table:table-cell table:style-name="ce72"/>
          <table:table-cell table:style-name="ce94" office:value-type="string" calcext:value-type="string">
            <text:p>ALLIES &amp; ORGANISATIONS</text:p>
          </table:table-cell>
          <table:table-cell table:style-name="ce105"/>
          <table:table-cell/>
          <table:table-cell table:style-name="ce72"/>
          <table:table-cell table:style-name="ce82" table:number-columns-repeated="2"/>
          <table:table-cell table:style-name="ce372" office:value-type="string" calcext:value-type="string" table:number-columns-spanned="2" table:number-rows-spanned="1">
            <text:p>Shitlist</text:p>
          </table:table-cell>
          <table:covered-table-cell table:style-name="ce375"/>
          <table:table-cell table:style-name="ce82" table:number-columns-repeated="2"/>
          <table:table-cell table:style-name="ce105"/>
          <table:table-cell table:number-columns-repeated="2"/>
          <table:table-cell table:style-name="ce72"/>
          <table:table-cell table:style-name="ce82" table:number-columns-repeated="2"/>
          <table:table-cell table:style-name="ce372" office:value-type="string" calcext:value-type="string" table:number-columns-spanned="2" table:number-rows-spanned="1">
            <text:p>Shitlist–EX</text:p>
          </table:table-cell>
          <table:covered-table-cell table:style-name="ce375"/>
          <table:table-cell table:style-name="ce82" table:number-columns-repeated="2"/>
          <table:table-cell table:style-name="ce105"/>
          <table:table-cell table:number-columns-repeated="16355"/>
        </table:table-row>
        <table:table-row table:style-name="ro1">
          <table:table-cell table:number-columns-repeated="16384"/>
        </table:table-row>
        <table:table-row table:style-name="ro8" table:number-rows-repeated="1048548">
          <table:table-cell table:number-columns-repeated="16384"/>
        </table:table-row>
        <table:table-row table:style-name="ro8">
          <table:table-cell table:number-columns-repeated="16384"/>
        </table:table-row>
      </table:table>
      <table:table table:name="Backing Sheet" table:style-name="ta5">
        <table:table-column table:style-name="co2" table:default-cell-style-name="ce62"/>
        <table:table-column table:style-name="co4" table:default-cell-style-name="ce62"/>
        <table:table-column table:style-name="co5" table:default-cell-style-name="ce62"/>
        <table:table-column table:style-name="co1" table:number-columns-repeated="16381" table:default-cell-style-name="Default"/>
        <table:table-row table:style-name="ro1">
          <table:table-cell table:number-columns-repeated="16384"/>
        </table:table-row>
        <table:table-row table:style-name="ro1">
          <table:table-cell table:style-name="ce346" office:value-type="string" calcext:value-type="string">
            <text:p>Stat Name</text:p>
          </table:table-cell>
          <table:table-cell table:style-name="ce346" office:value-type="string" calcext:value-type="string">
            <text:p>Stat</text:p>
          </table:table-cell>
          <table:table-cell table:style-name="ce346" office:value-type="string" calcext:value-type="string">
            <text:p>Modifier</text:p>
          </table:table-cell>
          <table:table-cell table:number-columns-repeated="16381"/>
        </table:table-row>
        <table:table-row table:style-name="ro1">
          <table:table-cell office:value-type="string" calcext:value-type="string">
            <text:p>Strength</text:p>
          </table:table-cell>
          <table:table-cell table:formula="of:=[$'Stats and Profs.'.B8]" office:value-type="float" office:value="12" calcext:value-type="float">
            <text:p>12</text:p>
          </table:table-cell>
          <table:table-cell table:formula="of:=IF([.B3]=0;0;IF([.B3]&gt;=10;ROUNDDOWN(([.B3]-10)/2;0);ROUNDUP(([.B3]-10)/2;0)))" office:value-type="float" office:value="1" calcext:value-type="float">
            <text:p>1</text:p>
          </table:table-cell>
          <table:table-cell table:number-columns-repeated="16381"/>
        </table:table-row>
        <table:table-row table:style-name="ro1">
          <table:table-cell office:value-type="string" calcext:value-type="string">
            <text:p>Dexterity</text:p>
          </table:table-cell>
          <table:table-cell table:formula="of:=[$'Stats and Profs.'.B13]" office:value-type="float" office:value="14" calcext:value-type="float">
            <text:p>14</text:p>
          </table:table-cell>
          <table:table-cell table:formula="of:=IF([.B4]=0;0;IF([.B4]&gt;=10;ROUNDDOWN(([.B4]-10)/2;0);ROUNDUP(([.B4]-10)/2;0)))" office:value-type="float" office:value="2" calcext:value-type="float">
            <text:p>2</text:p>
          </table:table-cell>
          <table:table-cell table:number-columns-repeated="16381"/>
        </table:table-row>
        <table:table-row table:style-name="ro1">
          <table:table-cell office:value-type="string" calcext:value-type="string">
            <text:p>Constitution</text:p>
          </table:table-cell>
          <table:table-cell table:formula="of:=[$'Stats and Profs.'.B18]" office:value-type="float" office:value="14" calcext:value-type="float">
            <text:p>14</text:p>
          </table:table-cell>
          <table:table-cell table:formula="of:=IF([.B5]=0;0;IF([.B5]&gt;=10;ROUNDDOWN(([.B5]-10)/2;0);ROUNDUP(([.B5]-10)/2;0)))" office:value-type="float" office:value="2" calcext:value-type="float">
            <text:p>2</text:p>
          </table:table-cell>
          <table:table-cell table:number-columns-repeated="16381"/>
        </table:table-row>
        <table:table-row table:style-name="ro1">
          <table:table-cell office:value-type="string" calcext:value-type="string">
            <text:p>Intelligence</text:p>
          </table:table-cell>
          <table:table-cell table:formula="of:=[$'Stats and Profs.'.B23]" office:value-type="float" office:value="20" calcext:value-type="float">
            <text:p>20</text:p>
          </table:table-cell>
          <table:table-cell table:formula="of:=IF([.B6]=0;0;IF([.B6]&gt;=10;ROUNDDOWN(([.B6]-10)/2;0);ROUNDUP(([.B6]-10)/2;0)))" office:value-type="float" office:value="5" calcext:value-type="float">
            <text:p>5</text:p>
          </table:table-cell>
          <table:table-cell table:number-columns-repeated="16381"/>
        </table:table-row>
        <table:table-row table:style-name="ro1">
          <table:table-cell office:value-type="string" calcext:value-type="string">
            <text:p>Wisdom</text:p>
          </table:table-cell>
          <table:table-cell table:formula="of:=[$'Stats and Profs.'.B28]" office:value-type="float" office:value="8" calcext:value-type="float">
            <text:p>8</text:p>
          </table:table-cell>
          <table:table-cell table:formula="of:=IF([.B7]=0;0;IF([.B7]&gt;=10;ROUNDDOWN(([.B7]-10)/2;0);ROUNDUP(([.B7]-10)/2;0)))" office:value-type="float" office:value="-1" calcext:value-type="float">
            <text:p>-1</text:p>
          </table:table-cell>
          <table:table-cell table:number-columns-repeated="16381"/>
        </table:table-row>
        <table:table-row table:style-name="ro1">
          <table:table-cell office:value-type="string" calcext:value-type="string">
            <text:p>Charisma</text:p>
          </table:table-cell>
          <table:table-cell table:formula="of:=[$'Stats and Profs.'.B33]" office:value-type="float" office:value="13" calcext:value-type="float">
            <text:p>13</text:p>
          </table:table-cell>
          <table:table-cell table:formula="of:=IF([.B8]=0;0;IF([.B8]&gt;=10;ROUNDDOWN(([.B8]-10)/2;0);ROUNDUP(([.B8]-10)/2;0)))" office:value-type="float" office:value="1" calcext:value-type="float">
            <text:p>1</text:p>
          </table:table-cell>
          <table:table-cell table:number-columns-repeated="16381"/>
        </table:table-row>
        <table:table-row table:style-name="ro1" table:number-rows-repeated="1048567">
          <table:table-cell table:number-columns-repeated="16384"/>
        </table:table-row>
        <table:table-row table:style-name="ro1">
          <table:table-cell table:number-columns-repeated="16384"/>
        </table:table-row>
      </table:table>
      <table:table table:name="Reference" table:style-name="ta6">
        <table:table-column table:style-name="co1" table:number-columns-repeated="4" table:default-cell-style-name="ce22"/>
        <table:table-column table:style-name="co6" table:default-cell-style-name="ce62"/>
        <table:table-column table:style-name="co7" table:default-cell-style-name="ce62"/>
        <table:table-column table:style-name="co1" table:number-columns-repeated="16378" table:default-cell-style-name="ce22"/>
        <table:table-row table:style-name="ro1">
          <table:table-cell table:number-columns-repeated="16384"/>
        </table:table-row>
        <table:table-row table:style-name="ro1">
          <table:table-cell table:style-name="ce346" office:value-type="string" calcext:value-type="string">
            <text:p>Skill Name</text:p>
          </table:table-cell>
          <table:table-cell table:style-name="ce346" office:value-type="string" calcext:value-type="string">
            <text:p>Stat Bonus</text:p>
          </table:table-cell>
          <table:table-cell table:number-columns-repeated="2"/>
          <table:table-cell table:style-name="ce346" office:value-type="string" calcext:value-type="string">
            <text:p>Spellcasting Class</text:p>
          </table:table-cell>
          <table:table-cell table:style-name="ce346" office:value-type="string" calcext:value-type="string">
            <text:p>Spellcasting ability</text:p>
          </table:table-cell>
          <table:table-cell table:number-columns-repeated="16378"/>
        </table:table-row>
        <table:table-row table:style-name="ro1">
          <table:table-cell table:style-name="ce62" office:value-type="string" calcext:value-type="string">
            <text:p>Acrobatics</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Animal Handling</text:p>
          </table:table-cell>
          <table:table-cell table:style-name="ce62" office:value-type="string" calcext:value-type="string">
            <text:p>Wisdom</text:p>
          </table:table-cell>
          <table:table-cell table:number-columns-repeated="2"/>
          <table:table-cell office:value-type="string" calcext:value-type="string">
            <text:p>Cleric</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rcana</text:p>
          </table:table-cell>
          <table:table-cell table:style-name="ce62" office:value-type="string" calcext:value-type="string">
            <text:p>Intelligence</text:p>
          </table:table-cell>
          <table:table-cell table:number-columns-repeated="2"/>
          <table:table-cell office:value-type="string" calcext:value-type="string">
            <text:p>Druid</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Athletics</text:p>
          </table:table-cell>
          <table:table-cell table:style-name="ce62" office:value-type="string" calcext:value-type="string">
            <text:p>Strength</text:p>
          </table:table-cell>
          <table:table-cell table:number-columns-repeated="2"/>
          <table:table-cell office:value-type="string" calcext:value-type="string">
            <text:p>Eldritch Knight</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Deception</text:p>
          </table:table-cell>
          <table:table-cell table:style-name="ce62" office:value-type="string" calcext:value-type="string">
            <text:p>Charisma</text:p>
          </table:table-cell>
          <table:table-cell table:number-columns-repeated="2"/>
          <table:table-cell office:value-type="string" calcext:value-type="string">
            <text:p>Paladin</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History</text:p>
          </table:table-cell>
          <table:table-cell table:style-name="ce62" office:value-type="string" calcext:value-type="string">
            <text:p>Intelligence</text:p>
          </table:table-cell>
          <table:table-cell table:number-columns-repeated="2"/>
          <table:table-cell office:value-type="string" calcext:value-type="string">
            <text:p>Ranger</text:p>
          </table:table-cell>
          <table:table-cell office:value-type="string" calcext:value-type="string">
            <text:p>Wisdom</text:p>
          </table:table-cell>
          <table:table-cell table:number-columns-repeated="16378"/>
        </table:table-row>
        <table:table-row table:style-name="ro1">
          <table:table-cell table:style-name="ce62" office:value-type="string" calcext:value-type="string">
            <text:p>Insight</text:p>
          </table:table-cell>
          <table:table-cell table:style-name="ce62" office:value-type="string" calcext:value-type="string">
            <text:p>Wisdom</text:p>
          </table:table-cell>
          <table:table-cell table:number-columns-repeated="2"/>
          <table:table-cell office:value-type="string" calcext:value-type="string">
            <text:p>Sorcerer</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timidation</text:p>
          </table:table-cell>
          <table:table-cell table:style-name="ce62" office:value-type="string" calcext:value-type="string">
            <text:p>Charisma</text:p>
          </table:table-cell>
          <table:table-cell table:number-columns-repeated="2"/>
          <table:table-cell office:value-type="string" calcext:value-type="string">
            <text:p>Warlock</text:p>
          </table:table-cell>
          <table:table-cell office:value-type="string" calcext:value-type="string">
            <text:p>Charisma</text:p>
          </table:table-cell>
          <table:table-cell table:number-columns-repeated="16378"/>
        </table:table-row>
        <table:table-row table:style-name="ro1">
          <table:table-cell table:style-name="ce62" office:value-type="string" calcext:value-type="string">
            <text:p>Investigation</text:p>
          </table:table-cell>
          <table:table-cell table:style-name="ce62" office:value-type="string" calcext:value-type="string">
            <text:p>Intelligence</text:p>
          </table:table-cell>
          <table:table-cell table:number-columns-repeated="2"/>
          <table:table-cell office:value-type="string" calcext:value-type="string">
            <text:p>Wizard</text:p>
          </table:table-cell>
          <table:table-cell office:value-type="string" calcext:value-type="string">
            <text:p>Intelligence</text:p>
          </table:table-cell>
          <table:table-cell table:number-columns-repeated="16378"/>
        </table:table-row>
        <table:table-row table:style-name="ro1">
          <table:table-cell table:style-name="ce62" office:value-type="string" calcext:value-type="string">
            <text:p>Medicine</text:p>
          </table:table-cell>
          <table:table-cell table:style-name="ce62" office:value-type="string" calcext:value-type="string">
            <text:p>Wisdom</text:p>
          </table:table-cell>
          <table:table-cell table:number-columns-repeated="16382"/>
        </table:table-row>
        <table:table-row table:style-name="ro1">
          <table:table-cell table:style-name="ce62" office:value-type="string" calcext:value-type="string">
            <text:p>Nature</text:p>
          </table:table-cell>
          <table:table-cell table:style-name="ce62" office:value-type="string" calcext:value-type="string">
            <text:p>Intelligence</text:p>
          </table:table-cell>
          <table:table-cell table:number-columns-repeated="2"/>
          <table:table-cell table:style-name="ce346" office:value-type="string" calcext:value-type="string">
            <text:p>Spellcasting Class</text:p>
          </table:table-cell>
          <table:table-cell table:style-name="ce347" office:value-type="string" calcext:value-type="string">
            <text:p>Level</text:p>
          </table:table-cell>
          <table:table-cell table:style-name="ce347" office:value-type="string" calcext:value-type="string">
            <text:p>1</text:p>
          </table:table-cell>
          <table:table-cell table:style-name="ce347" office:value-type="string" calcext:value-type="string">
            <text:p>2</text:p>
          </table:table-cell>
          <table:table-cell table:style-name="ce347" office:value-type="string" calcext:value-type="string">
            <text:p>3</text:p>
          </table:table-cell>
          <table:table-cell table:style-name="ce347" office:value-type="string" calcext:value-type="string">
            <text:p>4</text:p>
          </table:table-cell>
          <table:table-cell table:style-name="ce347" office:value-type="string" calcext:value-type="string">
            <text:p>5</text:p>
          </table:table-cell>
          <table:table-cell table:style-name="ce347" office:value-type="string" calcext:value-type="string">
            <text:p>6</text:p>
          </table:table-cell>
          <table:table-cell table:style-name="ce347" office:value-type="string" calcext:value-type="string">
            <text:p>7</text:p>
          </table:table-cell>
          <table:table-cell table:style-name="ce347" office:value-type="string" calcext:value-type="string">
            <text:p>8</text:p>
          </table:table-cell>
          <table:table-cell table:style-name="ce347" office:value-type="string" calcext:value-type="string">
            <text:p>9</text:p>
          </table:table-cell>
          <table:table-cell table:number-columns-repeated="16369"/>
        </table:table-row>
        <table:table-row table:style-name="ro1">
          <table:table-cell table:style-name="ce62" office:value-type="string" calcext:value-type="string">
            <text:p>Perception</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formance</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Persuasion</text:p>
          </table:table-cell>
          <table:table-cell table:style-name="ce62" office:value-type="string" calcext:value-type="string">
            <text:p>Charisma</text:p>
          </table:table-cell>
          <table:table-cell table:number-columns-repeated="2"/>
          <table:table-cell office:value-type="string" calcext:value-type="string">
            <text:p>B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Religion</text:p>
          </table:table-cell>
          <table:table-cell table:style-name="ce62" office:value-type="string" calcext:value-type="string">
            <text:p>Intelligence</text:p>
          </table:table-cell>
          <table:table-cell table:number-columns-repeated="2"/>
          <table:table-cell office:value-type="string" calcext:value-type="string">
            <text:p>B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leight of Hand</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tealth</text:p>
          </table:table-cell>
          <table:table-cell table:style-name="ce62" office:value-type="string" calcext:value-type="string">
            <text:p>Dexterity</text:p>
          </table:table-cell>
          <table:table-cell table:number-columns-repeated="2"/>
          <table:table-cell office:value-type="string" calcext:value-type="string">
            <text:p>B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style-name="ce62" office:value-type="string" calcext:value-type="string">
            <text:p>Survival</text:p>
          </table:table-cell>
          <table:table-cell table:style-name="ce62" office:value-type="string" calcext:value-type="string">
            <text:p>Wisdom</text:p>
          </table:table-cell>
          <table:table-cell table:number-columns-repeated="2"/>
          <table:table-cell office:value-type="string" calcext:value-type="string">
            <text:p>B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B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Cleric</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Drui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 calcext:value-type="float">
            <text:p>2</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3" calcext:value-type="float">
            <text:p>3</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5" calcext:value-type="float">
            <text:p>5</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6" calcext:value-type="float">
            <text:p>6</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1" calcext:value-type="float">
            <text:p>11</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2" calcext:value-type="float">
            <text:p>12</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3" calcext:value-type="float">
            <text:p>13</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4" calcext:value-type="float">
            <text:p>14</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5" calcext:value-type="float">
            <text:p>1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7" calcext:value-type="float">
            <text:p>1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8" calcext:value-type="float">
            <text:p>1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19" calcext:value-type="float">
            <text:p>19</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Eldritch Knight</text:p>
          </table:table-cell>
          <table:table-cell office:value-type="float" office:value="20" calcext:value-type="float">
            <text:p>20</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Paladin</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 calcext:value-type="float">
            <text:p>1</text:p>
          </table:table-cell>
          <table:table-cell table:number-columns-repeated="9"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3" calcext:value-type="float">
            <text:p>3</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4" calcext:value-type="float">
            <text:p>4</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6" calcext:value-type="float">
            <text:p>6</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7" calcext:value-type="float">
            <text:p>7</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8" calcext:value-type="float">
            <text:p>8</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9" calcext:value-type="float">
            <text:p>9</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0" calcext:value-type="float">
            <text:p>10</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Rang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Sorcerer</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 calcext:value-type="float">
            <text:p>1</text:p>
          </table:table-cell>
          <table:table-cell table:style-name="ce62" office:value-type="float" office:value="1" calcext:value-type="float">
            <text:p>1</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 calcext:value-type="float">
            <text:p>2</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3" calcext:value-type="float">
            <text:p>3</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4" calcext:value-type="float">
            <text:p>4</text:p>
          </table:table-cell>
          <table:table-cell table:style-name="ce62" office:value-type="float" office:value="0" calcext:value-type="float">
            <text:p>0</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5" calcext:value-type="float">
            <text:p>5</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6" calcext:value-type="float">
            <text:p>6</text:p>
          </table:table-cell>
          <table:table-cell table:number-columns-repeated="2" table:style-name="ce62" office:value-type="float" office:value="0" calcext:value-type="float">
            <text:p>0</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7" calcext:value-type="float">
            <text:p>7</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8" calcext:value-type="float">
            <text:p>8</text:p>
          </table:table-cell>
          <table:table-cell table:number-columns-repeated="3" table:style-name="ce62" office:value-type="float" office:value="0" calcext:value-type="float">
            <text:p>0</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9" calcext:value-type="float">
            <text:p>9</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0" calcext:value-type="float">
            <text:p>10</text:p>
          </table:table-cell>
          <table:table-cell table:number-columns-repeated="4" table:style-name="ce62" office:value-type="float" office:value="0" calcext:value-type="float">
            <text:p>0</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1" calcext:value-type="float">
            <text:p>11</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2" calcext:value-type="float">
            <text:p>12</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3" calcext:value-type="float">
            <text:p>13</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4" calcext:value-type="float">
            <text:p>14</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5" calcext:value-type="float">
            <text:p>15</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6" calcext:value-type="float">
            <text:p>16</text:p>
          </table:table-cell>
          <table:table-cell table:number-columns-repeated="4" table:style-name="ce62" office:value-type="float" office:value="0" calcext:value-type="float">
            <text:p>0</text:p>
          </table:table-cell>
          <table:table-cell table:style-name="ce62" office:value-type="float" office:value="3" calcext:value-type="float">
            <text:p>3</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7" calcext:value-type="float">
            <text:p>17</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8" calcext:value-type="float">
            <text:p>18</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19" calcext:value-type="float">
            <text:p>19</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arlock</text:p>
          </table:table-cell>
          <table:table-cell office:value-type="float" office:value="20" calcext:value-type="float">
            <text:p>20</text:p>
          </table:table-cell>
          <table:table-cell table:number-columns-repeated="4" table:style-name="ce62" office:value-type="float" office:value="0" calcext:value-type="float">
            <text:p>0</text:p>
          </table:table-cell>
          <table:table-cell table:style-name="ce62" office:value-type="float" office:value="4" calcext:value-type="float">
            <text:p>4</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 calcext:value-type="float">
            <text:p>1</text:p>
          </table:table-cell>
          <table:table-cell table:style-name="ce62" office:value-type="float" office:value="2" calcext:value-type="float">
            <text:p>2</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 calcext:value-type="float">
            <text:p>2</text:p>
          </table:table-cell>
          <table:table-cell table:style-name="ce62" office:value-type="float" office:value="3" calcext:value-type="float">
            <text:p>3</text:p>
          </table:table-cell>
          <table:table-cell table:number-columns-repeated="8"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3" calcext:value-type="float">
            <text:p>3</text:p>
          </table:table-cell>
          <table:table-cell table:style-name="ce62" office:value-type="float" office:value="4" calcext:value-type="float">
            <text:p>4</text:p>
          </table:table-cell>
          <table:table-cell table:style-name="ce62" office:value-type="float" office:value="2" calcext:value-type="float">
            <text:p>2</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4" calcext:value-type="float">
            <text:p>4</text:p>
          </table:table-cell>
          <table:table-cell table:style-name="ce62" office:value-type="float" office:value="4" calcext:value-type="float">
            <text:p>4</text:p>
          </table:table-cell>
          <table:table-cell table:style-name="ce62" office:value-type="float" office:value="3" calcext:value-type="float">
            <text:p>3</text:p>
          </table:table-cell>
          <table:table-cell table:number-columns-repeated="7"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5" calcext:value-type="float">
            <text:p>5</text:p>
          </table:table-cell>
          <table:table-cell table:style-name="ce62" office:value-type="float" office:value="4" calcext:value-type="float">
            <text:p>4</text:p>
          </table:table-cell>
          <table:table-cell table:style-name="ce62" office:value-type="float" office:value="3" calcext:value-type="float">
            <text:p>3</text:p>
          </table:table-cell>
          <table:table-cell table:style-name="ce62" office:value-type="float" office:value="2" calcext:value-type="float">
            <text:p>2</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6" calcext:value-type="float">
            <text:p>6</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number-columns-repeated="6"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7" calcext:value-type="float">
            <text:p>7</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1" calcext:value-type="float">
            <text:p>1</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8" calcext:value-type="float">
            <text:p>8</text:p>
          </table:table-cell>
          <table:table-cell table:style-name="ce62" office:value-type="float" office:value="4" calcext:value-type="float">
            <text:p>4</text:p>
          </table:table-cell>
          <table:table-cell table:number-columns-repeated="2" table:style-name="ce62" office:value-type="float" office:value="3" calcext:value-type="float">
            <text:p>3</text:p>
          </table:table-cell>
          <table:table-cell table:style-name="ce62" office:value-type="float" office:value="2" calcext:value-type="float">
            <text:p>2</text:p>
          </table:table-cell>
          <table:table-cell table:number-columns-repeated="5"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9" calcext:value-type="float">
            <text:p>9</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1" calcext:value-type="float">
            <text:p>1</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0" calcext:value-type="float">
            <text:p>10</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1" calcext:value-type="float">
            <text:p>11</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2" calcext:value-type="float">
            <text:p>12</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style-name="ce62" office:value-type="float" office:value="1" calcext:value-type="float">
            <text:p>1</text:p>
          </table:table-cell>
          <table:table-cell table:number-columns-repeated="3"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3" calcext:value-type="float">
            <text:p>13</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4" calcext:value-type="float">
            <text:p>14</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2"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5" calcext:value-type="float">
            <text:p>15</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6" calcext:value-type="float">
            <text:p>16</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style-name="ce62" office:value-type="float" office:value="0" calcext:value-type="float">
            <text:p>0</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7" calcext:value-type="float">
            <text:p>17</text:p>
          </table:table-cell>
          <table:table-cell table:style-name="ce62" office:value-type="float" office:value="4" calcext:value-type="float">
            <text:p>4</text:p>
          </table:table-cell>
          <table:table-cell table:number-columns-repeated="3" table:style-name="ce62" office:value-type="float" office:value="3" calcext:value-type="float">
            <text:p>3</text:p>
          </table:table-cell>
          <table:table-cell table:style-name="ce62" office:value-type="float" office:value="2" calcext:value-type="float">
            <text:p>2</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8" calcext:value-type="float">
            <text:p>18</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4"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19" calcext:value-type="float">
            <text:p>19</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style-name="ce62" office:value-type="float" office:value="2" calcext:value-type="float">
            <text:p>2</text:p>
          </table:table-cell>
          <table:table-cell table:number-columns-repeated="3" table:style-name="ce62" office:value-type="float" office:value="1" calcext:value-type="float">
            <text:p>1</text:p>
          </table:table-cell>
          <table:table-cell table:number-columns-repeated="16369"/>
        </table:table-row>
        <table:table-row table:style-name="ro1">
          <table:table-cell table:number-columns-repeated="4"/>
          <table:table-cell office:value-type="string" calcext:value-type="string">
            <text:p>Wizard</text:p>
          </table:table-cell>
          <table:table-cell office:value-type="float" office:value="20" calcext:value-type="float">
            <text:p>20</text:p>
          </table:table-cell>
          <table:table-cell table:style-name="ce62" office:value-type="float" office:value="4" calcext:value-type="float">
            <text:p>4</text:p>
          </table:table-cell>
          <table:table-cell table:number-columns-repeated="4" table:style-name="ce62" office:value-type="float" office:value="3" calcext:value-type="float">
            <text:p>3</text:p>
          </table:table-cell>
          <table:table-cell table:number-columns-repeated="2" table:style-name="ce62" office:value-type="float" office:value="2" calcext:value-type="float">
            <text:p>2</text:p>
          </table:table-cell>
          <table:table-cell table:number-columns-repeated="2" table:style-name="ce62" office:value-type="float" office:value="1" calcext:value-type="float">
            <text:p>1</text:p>
          </table:table-cell>
          <table:table-cell table:number-columns-repeated="16369"/>
        </table:table-row>
        <table:table-row table:style-name="ro1" table:number-rows-repeated="1048382">
          <table:table-cell table:number-columns-repeated="16384"/>
        </table:table-row>
        <table:table-row table:style-name="ro1">
          <table:table-cell table:number-columns-repeated="16384"/>
        </table:table-row>
      </table:table>
      <table:named-expressions/>
      <table:database-ranges>
        <table:database-range table:name="SkillToStatRef" table:target-range-address="Reference.A2:Reference.B20" table:display-filter-buttons="true"/>
        <table:database-range table:name="SpellcastingRef" table:target-range-address="Reference.E2:Reference.F11" table:display-filter-buttons="true"/>
        <table:database-range table:name="SpellSlotRef" table:target-range-address="Reference.E13:Reference.O193" table:display-filter-buttons="true"/>
        <table:database-range table:name="StatTable" table:target-range-address="'Backing Sheet'.A2:'Backing Sheet'.C8"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CJK SC" svg:font-family="'Noto Sans CJK SC'" style:font-family-generic="system" style:font-pitch="variable"/>
    <style:font-face style:name="Unifont" svg:font-family="Unifont"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style:font-family-complex="'Noto Sans'" style:font-family-generic-complex="system" style:font-pitch-complex="variable" style:font-size-complex="10pt"/>
    </style:style>
    <number:number-style style:name="N0">
      <number:number number:min-integer-digits="1"/>
    </number:number-style>
    <number:number-style style:name="N119">
      <number:text>+</number:text>
      <number:number number:min-integer-digits="1"/>
    </number:number-style>
    <number:date-style style:name="N120">
      <number:day number:style="long"/>
      <number:text>-</number:text>
      <number:month number:textual="true"/>
      <number:text>-</number:text>
      <number:year/>
    </number:date-style>
    <number:date-style style:name="N121">
      <number:day number:style="long"/>
      <number:text>-</number:text>
      <number:month number:textual="true"/>
    </number:date-style>
    <number:date-style style:name="N122">
      <number:month number:textual="true"/>
      <number:text>-</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2P1" style:volatile="true">
      <number:text>-</number:text>
      <number:fill-character> </number:fill-character>
      <number:number number:decimal-places="0" number:min-decimal-places="0" number:min-integer-digits="1" number:grouping="true"/>
      <number:text loext:blank-width-char="-"> </number:text>
    </number:number-style>
    <number:number-style style:name="N132P2" style:volatile="true">
      <number:text loext:blank-width-char="-"> </number:text>
      <number:fill-character> </number:fill-character>
      <number:text>- _-</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number:text>
      <number:fill-character> </number:fill-character>
      <number:number number:decimal-places="0" number:min-decimal-places="0" number:min-integer-digits="1" number:grouping="true"/>
      <number:text loext:blank-width-char="-"> </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number-style style:name="N14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0P1" style:volatile="true">
      <number:text>-</number:text>
      <number:fill-character> </number:fill-character>
      <number:number number:decimal-places="2" number:min-decimal-places="2" number:min-integer-digits="1" number:grouping="true"/>
      <number:text loext:blank-width-char="-"> </number:text>
    </number:number-style>
    <number:number-style style:name="N14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number:text>
      <number:fill-character> </number:fill-character>
      <number:number number:decimal-places="2" number:min-decimal-places="2" number:min-integer-digits="1" number:grouping="true"/>
      <number:text loext:blank-width-char="-"> </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min-integer-digits="1"/>
      <number:text> ft.</number:text>
    </number:number-style>
    <number:number-style style:name="N150">
      <number:number number:min-integer-digits="1"/>
      <number:text> lbs.</number:text>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0" style:display-name="ConditionalStyle_10" style:family="table-cell" style:parent-style-name="Default">
      <style:table-cell-properties fo:background-color="#ffc7ce"/>
      <style:text-properties fo:color="#9c0006">
        <loext:char-complex-color loext:theme-type="dark1" loext:color-type="theme"/>
      </style:text-properties>
    </style:style>
    <style:style style:name="ConditionalStyle_5f_1" style:display-name="ConditionalStyle_1" style:family="table-cell" style:parent-style-name="Default" style:data-style-name="N119"/>
    <style:style style:name="ConditionalStyle_5f_2" style:display-name="ConditionalStyle_2" style:family="table-cell" style:parent-style-name="Default" style:data-style-name="N119"/>
    <style:style style:name="ConditionalStyle_5f_3" style:display-name="ConditionalStyle_3" style:family="table-cell" style:parent-style-name="Default" style:data-style-name="N119"/>
    <style:style style:name="ConditionalStyle_5f_4" style:display-name="ConditionalStyle_4" style:family="table-cell" style:parent-style-name="Default" style:data-style-name="N119"/>
    <style:style style:name="ConditionalStyle_5f_5" style:display-name="ConditionalStyle_5" style:family="table-cell" style:parent-style-name="Default" style:data-style-name="N119"/>
    <style:style style:name="ConditionalStyle_5f_6" style:display-name="ConditionalStyle_6" style:family="table-cell" style:parent-style-name="Default" style:data-style-name="N119"/>
    <style:style style:name="ConditionalStyle_5f_7" style:display-name="ConditionalStyle_7" style:family="table-cell" style:parent-style-name="Default" style:data-style-name="N119"/>
    <style:style style:name="ConditionalStyle_5f_8" style:display-name="ConditionalStyle_8" style:family="table-cell" style:parent-style-name="Default" style:data-style-name="N119"/>
    <style:style style:name="ConditionalStyle_5f_9" style:display-name="ConditionalStyle_9" style:family="table-cell" style:parent-style-name="Default" style:data-style-name="N119"/>
    <style:style style:name="ConditionalStyle_5f_11" style:display-name="ConditionalStyle_11" style:family="table-cell" style:parent-style-name="Default">
      <style:table-cell-properties fo:background-color="#ffc7ce"/>
      <style:text-properties fo:color="#9c0006">
        <loext:char-complex-color loext:theme-type="dark1" loext:color-type="theme"/>
      </style:text-properties>
    </style:style>
    <style:style style:name="ConditionalStyle_5f_12" style:display-name="ConditionalStyle_12" style:family="table-cell" style:parent-style-name="Default">
      <style:table-cell-properties fo:background-color="#ffc7ce"/>
      <style:text-properties fo:color="#9c0006">
        <loext:char-complex-color loext:theme-type="dark1" loext:color-type="theme"/>
      </style:text-properties>
    </style:style>
    <style:style style:name="ConditionalStyle_5f_13" style:display-name="ConditionalStyle_13" style:family="table-cell" style:parent-style-name="Default">
      <style:table-cell-properties fo:background-color="#ffc7ce"/>
      <style:text-properties fo:color="#9c0006">
        <loext:char-complex-color loext:theme-type="dark1" loext:color-type="theme"/>
      </style:text-properties>
    </style:style>
    <style:style style:name="ConditionalStyle_5f_14" style:display-name="ConditionalStyle_14" style:family="table-cell" style:parent-style-name="Default">
      <style:table-cell-properties fo:background-color="#ffc7ce"/>
      <style:text-properties fo:color="#9c0006">
        <loext:char-complex-color loext:theme-type="dark1" loext:color-type="theme"/>
      </style:text-properties>
    </style:style>
    <style:style style:name="ConditionalStyle_5f_15" style:display-name="ConditionalStyle_15" style:family="table-cell" style:parent-style-name="Default">
      <style:table-cell-properties fo:background-color="#ffc7ce"/>
      <style:text-properties fo:color="#9c0006">
        <loext:char-complex-color loext:theme-type="dark1" loext:color-type="theme"/>
      </style:text-properties>
    </style:style>
    <style:style style:name="ConditionalStyle_5f_16" style:display-name="ConditionalStyle_16" style:family="table-cell" style:parent-style-name="Default">
      <style:table-cell-properties fo:background-color="#ffc7ce"/>
      <style:text-properties fo:color="#9c0006">
        <loext:char-complex-color loext:theme-type="dark1" loext:color-type="theme"/>
      </style:text-properties>
    </style:style>
    <style:style style:name="ConditionalStyle_5f_17" style:display-name="ConditionalStyle_17" style:family="table-cell" style:parent-style-name="Default">
      <style:table-cell-properties fo:background-color="#ffc7ce"/>
      <style:text-properties fo:color="#9c0006">
        <loext:char-complex-color loext:theme-type="dark1" loext:color-type="theme"/>
      </style:text-properties>
    </style:style>
    <style:style style:name="ConditionalStyle_5f_18" style:display-name="ConditionalStyle_18" style:family="table-cell" style:parent-style-name="Default">
      <style:table-cell-properties fo:background-color="#ffc7ce"/>
      <style:text-properties fo:color="#9c0006">
        <loext:char-complex-color loext:theme-type="dark1" loext:color-type="theme"/>
      </style:text-properties>
    </style:style>
    <style:style style:name="ConditionalStyle_5f_19" style:display-name="ConditionalStyle_19" style:family="table-cell" style:parent-style-name="Default">
      <style:table-cell-properties fo:background-color="#ffc7ce"/>
      <style:text-properties fo:color="#9c0006">
        <loext:char-complex-color loext:theme-type="dark1" loext:color-type="theme"/>
      </style:text-properties>
    </style:style>
    <style:style style:name="ConditionalStyle_5f_20" style:display-name="ConditionalStyle_20" style:family="table-cell" style:parent-style-name="Default" style:data-style-name="N119"/>
    <draw:marker draw:name="Arrowheads_20_1" draw:display-name="Arrowheads 1" svg:viewBox="0 0 20 30" svg:d="M10 0l-10 30h20z"/>
    <loext:theme loext:name="Office 2013 - 2022 Theme">
      <loext:theme-colors loext:name="Office 2013 - 2022">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31">00/00/0000</text:date>, <text:time style:data-style-name="N2" text:time-value="12:24:48.46279223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ventory_2c__20_Features_20_and_20_Traits" style:display-name="PageStyle_Inventory, Features and Trait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story._20_Allies_20_and_20_Treasure" style:display-name="PageStyle_Backstory. Allies and Treasure"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ing_20_Sheet" style:display-name="PageStyle_Backing 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20_and_20_Profs." style:display-name="PageStyle_Stats and Profs." style:page-layout-name="Mpm3">
      <style:header style:display="false"/>
      <style:header-left style:display="false"/>
      <style:header-first style:display="false"/>
      <style:footer style:display="false"/>
      <style:footer-left style:display="false"/>
      <style:footer-first style:display="false"/>
    </style:master-page>
    <style:master-page style:name="PageStyle_5f_Spellcasting" style:display-name="PageStyle_Spellcasting" style:page-layout-name="Mpm3">
      <style:header style:display="false"/>
      <style:header-left style:display="false"/>
      <style:header-first style:display="false"/>
      <style:footer style:display="false"/>
      <style:footer-left style:display="false"/>
      <style:footer-first style:display="false"/>
    </style:master-page>
    <style:master-page style:name="PageStyle_5f_Reference" style:display-name="PageStyle_Reference"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11T15:34:39</meta:creation-date>
    <meta:initial-creator>Zachary Edwards</meta:initial-creator>
    <dc:language>en-GB</dc:language>
    <dc:date>2025-08-31T17:51:46.237573425</dc:date>
    <meta:editing-cycles>18</meta:editing-cycles>
    <meta:editing-duration>PT5H41M6S</meta:editing-duration>
    <meta:generator>LibreOffice/24.8.7.2$Linux_X86_64 LibreOffice_project/480$Build-2</meta:generator>
    <meta:document-statistic meta:table-count="6" meta:cell-count="2628" meta:object-count="0"/>
    <meta:user-defined meta:name="AppVersion">15.0000</meta:user-defined>
  </office:meta>
</office:document-meta>
</file>